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2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T13_312" style:family="text"/>
    <style:style style:name="T13_313" style:family="text"/>
    <style:style style:name="T13_314" style:family="text"/>
    <style:style style:name="T13_315" style:family="text"/>
    <style:style style:name="T13_316" style:family="text"/>
    <style:style style:name="T13_317" style:family="text"/>
    <style:style style:name="T13_318" style:family="text"/>
    <style:style style:name="T13_319" style:family="text"/>
    <style:style style:name="T13_320" style:family="text"/>
    <style:style style:name="T13_321" style:family="text"/>
    <style:style style:name="T13_322" style:family="text"/>
    <style:style style:name="T13_323" style:family="text"/>
    <style:style style:name="T13_324" style:family="text"/>
    <style:style style:name="T13_325" style:family="text"/>
    <style:style style:name="T13_326" style:family="text"/>
    <style:style style:name="T13_327" style:family="text"/>
    <style:style style:name="T13_328" style:family="text"/>
    <style:style style:name="T13_329" style:family="text"/>
    <style:style style:name="T13_330" style:family="text"/>
    <style:style style:name="T13_331" style:family="text"/>
    <style:style style:name="T13_332" style:family="text"/>
    <style:style style:name="T13_333" style:family="text"/>
    <style:style style:name="T13_334" style:family="text"/>
    <style:style style:name="T13_335" style:family="text"/>
    <style:style style:name="T13_336" style:family="text"/>
    <style:style style:name="T13_337" style:family="text"/>
    <style:style style:name="T13_338" style:family="text"/>
    <style:style style:name="T13_339" style:family="text"/>
    <style:style style:name="T13_340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T17_237" style:family="text"/>
    <style:style style:name="T17_238" style:family="text"/>
    <style:style style:name="T17_239" style:family="text"/>
    <style:style style:name="T17_240" style:family="text"/>
    <style:style style:name="T17_241" style:family="text"/>
    <style:style style:name="T17_242" style:family="text"/>
    <style:style style:name="T17_243" style:family="text"/>
    <style:style style:name="T17_244" style:family="text"/>
    <style:style style:name="T17_245" style:family="text"/>
    <style:style style:name="T17_246" style:family="text"/>
    <style:style style:name="T17_247" style:family="text"/>
    <style:style style:name="T17_248" style:family="text"/>
    <style:style style:name="T17_249" style:family="text"/>
    <style:style style:name="T17_250" style:family="text"/>
    <style:style style:name="T17_251" style:family="text"/>
    <style:style style:name="T17_252" style:family="text"/>
    <style:style style:name="T17_253" style:family="text"/>
    <style:style style:name="T17_254" style:family="text"/>
    <style:style style:name="T17_255" style:family="text"/>
    <style:style style:name="T17_256" style:family="text"/>
    <style:style style:name="T17_257" style:family="text"/>
    <style:style style:name="T17_258" style:family="text"/>
    <style:style style:name="T17_259" style:family="text"/>
    <style:style style:name="T17_260" style:family="text"/>
    <style:style style:name="T17_261" style:family="text"/>
    <style:style style:name="T17_262" style:family="text"/>
    <style:style style:name="T17_263" style:family="text"/>
    <style:style style:name="T17_264" style:family="text"/>
    <style:style style:name="T17_265" style:family="text"/>
    <style:style style:name="T17_266" style:family="text"/>
    <style:style style:name="T17_267" style:family="text"/>
    <style:style style:name="T17_268" style:family="text"/>
    <style:style style:name="T17_269" style:family="text"/>
    <style:style style:name="T17_270" style:family="text"/>
    <style:style style:name="T17_271" style:family="text"/>
    <style:style style:name="T17_272" style:family="text"/>
    <style:style style:name="T17_273" style:family="text"/>
    <style:style style:name="T17_274" style:family="text"/>
    <style:style style:name="T17_275" style:family="text"/>
    <style:style style:name="T17_276" style:family="text"/>
    <style:style style:name="T17_277" style:family="text"/>
    <style:style style:name="T17_278" style:family="text"/>
    <style:style style:name="T17_279" style:family="text"/>
    <style:style style:name="T17_280" style:family="text"/>
    <style:style style:name="T17_281" style:family="text"/>
    <style:style style:name="T17_282" style:family="text"/>
    <style:style style:name="T17_283" style:family="text"/>
    <style:style style:name="T17_284" style:family="text"/>
    <style:style style:name="T17_285" style:family="text"/>
    <style:style style:name="T17_286" style:family="text"/>
    <style:style style:name="T17_287" style:family="text"/>
    <style:style style:name="T17_288" style:family="text"/>
    <style:style style:name="T17_289" style:family="text"/>
    <style:style style:name="T17_290" style:family="text"/>
    <style:style style:name="T17_291" style:family="text"/>
    <style:style style:name="T17_292" style:family="text"/>
    <style:style style:name="T17_293" style:family="text"/>
    <style:style style:name="T17_294" style:family="text"/>
    <style:style style:name="T17_295" style:family="text"/>
    <style:style style:name="T17_296" style:family="text"/>
    <style:style style:name="T17_297" style:family="text"/>
    <style:style style:name="T17_298" style:family="text"/>
    <style:style style:name="T17_299" style:family="text"/>
    <style:style style:name="T17_300" style:family="text"/>
    <style:style style:name="T17_301" style:family="text"/>
    <style:style style:name="T17_302" style:family="text"/>
    <style:style style:name="T17_303" style:family="text"/>
    <style:style style:name="T17_304" style:family="text"/>
    <style:style style:name="T17_305" style:family="text"/>
    <style:style style:name="T17_306" style:family="text"/>
    <style:style style:name="T17_307" style:family="text"/>
    <style:style style:name="T17_308" style:family="text"/>
    <style:style style:name="T17_309" style:family="text"/>
    <style:style style:name="T17_310" style:family="text"/>
    <style:style style:name="T17_311" style:family="text"/>
    <style:style style:name="T17_312" style:family="text"/>
    <style:style style:name="T17_313" style:family="text"/>
    <style:style style:name="T17_314" style:family="text"/>
    <style:style style:name="T17_315" style:family="text"/>
    <style:style style:name="T17_316" style:family="text"/>
    <style:style style:name="T17_317" style:family="text"/>
    <style:style style:name="T17_318" style:family="text"/>
    <style:style style:name="T17_319" style:family="text"/>
    <style:style style:name="T17_320" style:family="text"/>
    <style:style style:name="T17_321" style:family="text"/>
    <style:style style:name="T17_322" style:family="text"/>
    <style:style style:name="T17_323" style:family="text"/>
    <style:style style:name="T17_324" style:family="text"/>
    <style:style style:name="T17_325" style:family="text"/>
    <style:style style:name="T17_326" style:family="text"/>
    <style:style style:name="T17_327" style:family="text"/>
    <style:style style:name="T17_328" style:family="text"/>
    <style:style style:name="T17_329" style:family="text"/>
    <style:style style:name="T17_330" style:family="text"/>
    <style:style style:name="T17_331" style:family="text"/>
    <style:style style:name="T17_332" style:family="text"/>
    <style:style style:name="T17_333" style:family="text"/>
    <style:style style:name="T17_334" style:family="text"/>
    <style:style style:name="T17_335" style:family="text"/>
    <style:style style:name="T17_336" style:family="text"/>
    <style:style style:name="T17_337" style:family="text"/>
    <style:style style:name="T17_338" style:family="text"/>
    <style:style style:name="T17_339" style:family="text"/>
    <style:style style:name="T17_340" style:family="text"/>
    <style:style style:name="T17_341" style:family="text"/>
    <style:style style:name="T17_342" style:family="text"/>
    <style:style style:name="T17_343" style:family="text"/>
    <style:style style:name="T17_344" style:family="text"/>
    <style:style style:name="T17_345" style:family="text"/>
    <style:style style:name="T17_346" style:family="text"/>
    <style:style style:name="T17_347" style:family="text"/>
    <style:style style:name="T17_348" style:family="text"/>
    <style:style style:name="T17_349" style:family="text"/>
    <style:style style:name="T17_350" style:family="text"/>
    <style:style style:name="T17_351" style:family="text"/>
    <style:style style:name="T17_352" style:family="text"/>
    <style:style style:name="T17_353" style:family="text"/>
    <style:style style:name="T17_354" style:family="text"/>
    <style:style style:name="T17_355" style:family="text"/>
    <style:style style:name="T17_356" style:family="text"/>
    <style:style style:name="T17_357" style:family="text"/>
    <style:style style:name="T17_358" style:family="text"/>
    <style:style style:name="T17_359" style:family="text"/>
    <style:style style:name="T17_360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/>
    <style:style style:name="T26_25" style:family="text"/>
    <style:style style:name="T26_26" style:family="text"/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T27_39" style:family="text"/>
    <style:style style:name="T27_40" style:family="text">
      <style:text-properties fo:color="#1155cc" style:text-underline-style="solid" style:text-underline-color="font-color"/>
    </style:style>
    <style:style style:name="T27_41" style:family="text"/>
    <style:style style:name="T27_42" style:family="text">
      <style:text-properties fo:color="#1155cc" style:text-underline-style="solid" style:text-underline-color="font-color"/>
    </style:style>
    <style:style style:name="T27_43" style:family="text"/>
    <style:style style:name="T27_44" style:family="text">
      <style:text-properties fo:color="#1155cc" style:text-underline-style="solid" style:text-underline-color="font-color"/>
    </style:style>
    <style:style style:name="T27_45" style:family="text"/>
    <style:style style:name="T27_46" style:family="text">
      <style:text-properties fo:color="#1155cc" style:text-underline-style="solid" style:text-underline-color="font-color"/>
    </style:style>
    <style:style style:name="T27_47" style:family="text"/>
    <style:style style:name="T27_48" style:family="text">
      <style:text-properties fo:color="#1155cc" style:text-underline-style="solid" style:text-underline-color="font-color"/>
    </style:style>
    <style:style style:name="T27_49" style:family="text"/>
    <style:style style:name="T27_50" style:family="text">
      <style:text-properties fo:color="#1155cc" style:text-underline-style="solid" style:text-underline-color="font-color"/>
    </style:style>
    <style:style style:name="T27_51" style:family="text"/>
    <style:style style:name="T27_52" style:family="text">
      <style:text-properties fo:color="#1155cc" style:text-underline-style="solid" style:text-underline-color="font-color"/>
    </style:style>
    <style:style style:name="T27_53" style:family="text"/>
    <style:style style:name="T27_54" style:family="text">
      <style:text-properties fo:color="#1155cc" style:text-underline-style="solid" style:text-underline-color="font-color"/>
    </style:style>
    <style:style style:name="T27_55" style:family="text"/>
    <style:style style:name="T27_5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T28_36" style:family="text">
      <style:text-properties fo:color="#1155cc" style:text-underline-style="solid" style:text-underline-color="font-color"/>
    </style:style>
    <style:style style:name="T28_37" style:family="text"/>
    <style:style style:name="T28_38" style:family="text">
      <style:text-properties fo:color="#1155cc" style:text-underline-style="solid" style:text-underline-color="font-color"/>
    </style:style>
    <style:style style:name="T28_39" style:family="text"/>
    <style:style style:name="T28_40" style:family="text">
      <style:text-properties fo:color="#1155cc" style:text-underline-style="solid" style:text-underline-color="font-color"/>
    </style:style>
    <style:style style:name="T28_41" style:family="text"/>
    <style:style style:name="T28_42" style:family="text">
      <style:text-properties fo:color="#1155cc" style:text-underline-style="solid" style:text-underline-color="font-color"/>
    </style:style>
    <style:style style:name="T28_43" style:family="text"/>
    <style:style style:name="T28_44" style:family="text">
      <style:text-properties fo:color="#1155cc" style:text-underline-style="solid" style:text-underline-color="font-color"/>
    </style:style>
    <style:style style:name="T28_45" style:family="text"/>
    <style:style style:name="T28_46" style:family="text">
      <style:text-properties fo:color="#1155cc" style:text-underline-style="solid" style:text-underline-color="font-color"/>
    </style:style>
    <style:style style:name="T28_47" style:family="text"/>
    <style:style style:name="T28_48" style:family="text">
      <style:text-properties fo:color="#1155cc" style:text-underline-style="solid" style:text-underline-color="font-color"/>
    </style:style>
    <style:style style:name="T28_49" style:family="text"/>
    <style:style style:name="T28_50" style:family="text">
      <style:text-properties fo:color="#1155cc" style:text-underline-style="solid" style:text-underline-color="font-color"/>
    </style:style>
    <style:style style:name="T28_51" style:family="text"/>
    <style:style style:name="T28_52" style:family="text">
      <style:text-properties fo:color="#1155cc" style:text-underline-style="solid" style:text-underline-color="font-color"/>
    </style:style>
    <style:style style:name="T28_53" style:family="text"/>
    <style:style style:name="T28_54" style:family="text">
      <style:text-properties fo:color="#1155cc" style:text-underline-style="solid" style:text-underline-color="font-color"/>
    </style:style>
    <style:style style:name="T28_55" style:family="text"/>
    <style:style style:name="T28_5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h text:style-name="P1" text:outline-level="10"><text:bookmark-start text:name="h.tdnyycsygcyw"/><text:bookmark-end text:name="h.tdnyycsygcyw"/><text:span text:style-name="T1_1">Twórczość</text:span><text:span text:style-name="T1_2"><text:s/></text:span><text:span text:style-name="T1_3">otoczona</text:span><text:span text:style-name="T1_4"><text:s/></text:span><text:span text:style-name="T1_5">Barierą</text:span></text:h>
      <text:p text:style-name="P2"/>
      <text:p text:style-name="P3"><text:span text:style-name="T3_1">Czy</text:span><text:span text:style-name="T3_2"><text:s/></text:span><text:span text:style-name="T3_3">kiedykolwiek</text:span><text:span text:style-name="T3_4"><text:s/></text:span><text:span text:style-name="T3_5">chciałeś</text:span><text:span text:style-name="T3_6"><text:s/></text:span><text:span text:style-name="T3_7">napisać</text:span><text:span text:style-name="T3_8"><text:s/></text:span><text:span text:style-name="T3_9">opowiadanie</text:span><text:span text:style-name="T3_10">,<text:s/></text:span><text:span text:style-name="T3_11">w</text:span><text:span text:style-name="T3_12"><text:s/></text:span><text:span text:style-name="T3_13">którym</text:span><text:span text:style-name="T3_14"><text:s/></text:span><text:span text:style-name="T3_15">z</text:span><text:span text:style-name="T3_16"><text:s/></text:span><text:span text:style-name="T3_17">niewiadomych</text:span><text:span text:style-name="T3_18"><text:s/></text:span><text:span text:style-name="T3_19">powodów</text:span><text:span text:style-name="T3_20"><text:s/></text:span><text:span text:style-name="T3_21">Equestria</text:span><text:span text:style-name="T3_22"><text:s/></text:span><text:span text:style-name="T3_23">trafia</text:span><text:span text:style-name="T3_24"><text:s/></text:span><text:span text:style-name="T3_25">na</text:span><text:span text:style-name="T3_26"><text:s/></text:span><text:span text:style-name="T3_27">Ziemię</text:span><text:span text:style-name="T3_28">,<text:s/></text:span><text:span text:style-name="T3_29">ludzie</text:span><text:span text:style-name="T3_30"><text:s/></text:span><text:span text:style-name="T3_31">dostają</text:span><text:span text:style-name="T3_32"><text:s/></text:span><text:span text:style-name="T3_33">możliwość</text:span><text:span text:style-name="T3_34"><text:s/></text:span><text:span text:style-name="T3_35">zmiany</text:span><text:span text:style-name="T3_36"><text:s/></text:span><text:span text:style-name="T3_37">w</text:span><text:span text:style-name="T3_38"><text:s/></text:span><text:span text:style-name="T3_39">kucyki</text:span><text:span text:style-name="T3_40">,<text:s/></text:span><text:span text:style-name="T3_41">a</text:span><text:span text:style-name="T3_42"><text:s/></text:span><text:span text:style-name="T3_43">przyszłość</text:span><text:span text:style-name="T3_44"><text:s/></text:span><text:span text:style-name="T3_45">obu</text:span><text:span text:style-name="T3_46"><text:s/></text:span><text:span text:style-name="T3_47">gatunków</text:span><text:span text:style-name="T3_48"><text:s/></text:span><text:span text:style-name="T3_49">ulega</text:span><text:span text:style-name="T3_50"><text:s/></text:span><text:span text:style-name="T3_51">drastycznej</text:span><text:span text:style-name="T3_52"><text:s/></text:span><text:span text:style-name="T3_53">zmianie</text:span><text:span text:style-name="T3_54">?<text:s/></text:span><text:span text:style-name="T3_55">Jeśli</text:span><text:span text:style-name="T3_56"><text:s/></text:span><text:span text:style-name="T3_57">tak</text:span><text:span text:style-name="T3_58">,<text:s/></text:span><text:span text:style-name="T3_59">to</text:span><text:span text:style-name="T3_60"><text:s/></text:span><text:span text:style-name="T3_61">gratuluję</text:span><text:span text:style-name="T3_62"><text:s/>–<text:s/></text:span><text:span text:style-name="T3_63">trafiłeś</text:span><text:span text:style-name="T3_64"><text:s/></text:span><text:span text:style-name="T3_65">na</text:span><text:span text:style-name="T3_66"><text:s/>(</text:span><text:span text:style-name="T3_67">prawdopodobnie</text:span><text:span text:style-name="T3_68">)<text:s/></text:span><text:span text:style-name="T3_69">odpowiedni</text:span><text:span text:style-name="T3_70"><text:s/></text:span><text:span text:style-name="T3_71">artykuł</text:span><text:span text:style-name="T3_72">.<text:s/></text:span><text:span text:style-name="T3_73">Jeśli</text:span><text:span text:style-name="T3_74"><text:s/></text:span><text:span text:style-name="T3_75">nie</text:span><text:span text:style-name="T3_76">,<text:s/></text:span><text:span text:style-name="T3_77">to</text:span><text:span text:style-name="T3_78"><text:s/></text:span><text:span text:style-name="T3_79">i</text:span><text:span text:style-name="T3_80"><text:s/></text:span><text:span text:style-name="T3_81">tak</text:span><text:span text:style-name="T3_82"><text:s/></text:span><text:span text:style-name="T3_83">możesz</text:span><text:span text:style-name="T3_84"><text:s/></text:span><text:span text:style-name="T3_85">zostać</text:span><text:span text:style-name="T3_86"><text:s/></text:span><text:span text:style-name="T3_87">i</text:span><text:span text:style-name="T3_88"><text:s/></text:span><text:span text:style-name="T3_89">przeczytać</text:span><text:span text:style-name="T3_90"><text:s/>–<text:s/></text:span><text:span text:style-name="T3_91">a</text:span><text:span text:style-name="T3_92"><text:s/></text:span><text:span text:style-name="T3_93">nuż</text:span><text:span text:style-name="T3_94"><text:s/></text:span><text:span text:style-name="T3_95">ci</text:span><text:span text:style-name="T3_96"><text:s/></text:span><text:span text:style-name="T3_97">się</text:span><text:span text:style-name="T3_98"><text:s/></text:span><text:span text:style-name="T3_99">zachce</text:span><text:span text:style-name="T3_100">.<text:s/></text:span><text:span text:style-name="T3_101">Ewentualnie</text:span><text:span text:style-name="T3_102"><text:s/></text:span><text:span text:style-name="T3_103">poczujesz</text:span><text:span text:style-name="T3_104"><text:s/></text:span><text:span text:style-name="T3_105">się</text:span><text:span text:style-name="T3_106"><text:s/></text:span><text:span text:style-name="T3_107">dogłębnie</text:span><text:span text:style-name="T3_108"><text:s/></text:span><text:span text:style-name="T3_109">zniesmaczony</text:span><text:span text:style-name="T3_110"><text:s/></text:span><text:span text:style-name="T3_111">samą</text:span><text:span text:style-name="T3_112"><text:s/></text:span><text:span text:style-name="T3_113">ideą</text:span><text:span text:style-name="T3_114"><text:s/></text:span><text:span text:style-name="T3_115">tego</text:span><text:span text:style-name="T3_116"><text:s/></text:span><text:span text:style-name="T3_117">rodzaju</text:span><text:span text:style-name="T3_118"><text:s/></text:span><text:span text:style-name="T3_119">opowiadań</text:span><text:span text:style-name="T3_120"><text:s/></text:span><text:span text:style-name="T3_121">i</text:span><text:span text:style-name="T3_122"><text:s/></text:span><text:span text:style-name="T3_123">będziesz</text:span><text:span text:style-name="T3_124"><text:s/></text:span><text:span text:style-name="T3_125">wiedział</text:span><text:span text:style-name="T3_126">,<text:s/></text:span><text:span text:style-name="T3_127">czego</text:span><text:span text:style-name="T3_128"><text:s/></text:span><text:span text:style-name="T3_129">unikać</text:span><text:span text:style-name="T3_130"><text:s/></text:span><text:span text:style-name="T3_131">w</text:span><text:span text:style-name="T3_132"><text:s/></text:span><text:span text:style-name="T3_133">przyszłości</text:span><text:span text:style-name="T3_134">.</text:span></text:p>
      <text:p text:style-name="P4"/>
      <text:p text:style-name="P5"><text:span text:style-name="T5_1">Dawno</text:span><text:span text:style-name="T5_2">,<text:s/></text:span><text:span text:style-name="T5_3">dawno</text:span><text:span text:style-name="T5_4"><text:s/></text:span><text:span text:style-name="T5_5">temu</text:span><text:span text:style-name="T5_6"><text:s/></text:span><text:span text:style-name="T5_7">w</text:span><text:span text:style-name="T5_8"><text:s/></text:span><text:span text:style-name="T5_9">odległej</text:span><text:span text:style-name="T5_10"><text:s/></text:span><text:span text:style-name="T5_11">Ameryce</text:span><text:span text:style-name="T5_12"><text:s/></text:span><text:span text:style-name="T5_13">powstało</text:span><text:span text:style-name="T5_14"><text:s/></text:span><text:span text:style-name="T5_15">pierwsze</text:span><text:span text:style-name="T5_16"><text:s/></text:span><text:span text:style-name="T5_17">opowiadanie</text:span><text:span text:style-name="T5_18"><text:s/></text:span><text:span text:style-name="T5_19">z</text:span><text:span text:style-name="T5_20"><text:s/></text:span><text:span text:style-name="T5_21">biurami</text:span><text:span text:style-name="T5_22"><text:s/></text:span><text:span text:style-name="T5_23">adaptacyjnymi</text:span><text:span text:style-name="T5_24">.<text:s/></text:span><text:span text:style-name="T5_25">Było</text:span><text:span text:style-name="T5_26"><text:s/></text:span><text:span text:style-name="T5_27">nienajlepszej</text:span><text:span text:style-name="T5_28"><text:s/></text:span><text:span text:style-name="T5_29">jakości</text:span><text:span text:style-name="T5_30"><text:s/>–<text:s/></text:span><text:span text:style-name="T5_31">kuce</text:span><text:span text:style-name="T5_32"><text:s/></text:span><text:span text:style-name="T5_33">były</text:span><text:span text:style-name="T5_34"><text:s/></text:span><text:span text:style-name="T5_35">idealizowane</text:span><text:span text:style-name="T5_36">,<text:s/></text:span><text:span text:style-name="T5_37">a</text:span><text:span text:style-name="T5_38"><text:s/></text:span><text:span text:style-name="T5_39">ludzie</text:span><text:span text:style-name="T5_40"><text:s/></text:span><text:span text:style-name="T5_41">przedstawiani</text:span><text:span text:style-name="T5_42"><text:s/></text:span><text:span text:style-name="T5_43">jako</text:span><text:span text:style-name="T5_44"><text:s/></text:span><text:span text:style-name="T5_45">zło</text:span><text:span text:style-name="T5_46"><text:s/></text:span><text:span text:style-name="T5_47">na</text:span><text:span text:style-name="T5_48"><text:s/></text:span><text:span text:style-name="T5_49">dwóch</text:span><text:span text:style-name="T5_50"><text:s/></text:span><text:span text:style-name="T5_51">nogach</text:span><text:span text:style-name="T5_52">,<text:s/></text:span><text:span text:style-name="T5_53">opisy</text:span><text:span text:style-name="T5_54"><text:s/></text:span><text:span text:style-name="T5_55">były</text:span><text:span text:style-name="T5_56"><text:s/></text:span><text:span text:style-name="T5_57">kiepskie</text:span><text:span text:style-name="T5_58">,<text:s/></text:span><text:span text:style-name="T5_59">dostarczało</text:span><text:span text:style-name="T5_60"><text:s/></text:span><text:span text:style-name="T5_61">mało</text:span><text:span text:style-name="T5_62"><text:s/></text:span><text:span text:style-name="T5_63">szczegółów</text:span><text:span text:style-name="T5_64"><text:s/></text:span><text:span text:style-name="T5_65">odnośnie</text:span><text:span text:style-name="T5_66"><text:s/></text:span><text:span text:style-name="T5_67">świata</text:span><text:span text:style-name="T5_68">…<text:s/></text:span><text:span text:style-name="T5_69">Ostatecznie</text:span><text:span text:style-name="T5_70"><text:s/></text:span><text:span text:style-name="T5_71">sam</text:span><text:span text:style-name="T5_72"><text:s/></text:span><text:span text:style-name="T5_73">autor</text:span><text:span text:style-name="T5_74">,<text:s/></text:span><text:span text:style-name="T5_75">niejaki</text:span><text:span text:style-name="T5_76"><text:s/></text:span><text:span text:style-name="T5_77">Blaze</text:span><text:span text:style-name="T5_78">,<text:s/></text:span><text:span text:style-name="T5_79">wyraził</text:span><text:span text:style-name="T5_80"><text:s/></text:span><text:span text:style-name="T5_81">skruchę</text:span><text:span text:style-name="T5_82">,<text:s/></text:span><text:span text:style-name="T5_83">że</text:span><text:span text:style-name="T5_84"><text:s/></text:span><text:span text:style-name="T5_85">je</text:span><text:span text:style-name="T5_86"><text:s/></text:span><text:span text:style-name="T5_87">napisał</text:span><text:span text:style-name="T5_88">.<text:s/></text:span><text:span text:style-name="T5_89">Najważniejsze</text:span><text:span text:style-name="T5_90"><text:s/></text:span><text:span text:style-name="T5_91">jednak</text:span><text:span text:style-name="T5_92"><text:s/></text:span><text:span text:style-name="T5_93">było</text:span><text:span text:style-name="T5_94"><text:s/></text:span><text:span text:style-name="T5_95">coś</text:span><text:span text:style-name="T5_96"><text:s/></text:span><text:span text:style-name="T5_97">innego</text:span><text:span text:style-name="T5_98"><text:s/>–<text:s/></text:span><text:span text:style-name="T5_99">opowiadanie</text:span><text:span text:style-name="T5_100"><text:s/></text:span><text:span text:style-name="T5_101">nigdy</text:span><text:span text:style-name="T5_102"><text:s/></text:span><text:span text:style-name="T5_103">nie</text:span><text:span text:style-name="T5_104"><text:s/></text:span><text:span text:style-name="T5_105">zostało</text:span><text:span text:style-name="T5_106"><text:s/></text:span><text:span text:style-name="T5_107">dokończone</text:span><text:span text:style-name="T5_108">,<text:s/></text:span><text:span text:style-name="T5_109">pozostawiając</text:span><text:span text:style-name="T5_110"><text:s/></text:span><text:span text:style-name="T5_111">spore</text:span><text:span text:style-name="T5_112"><text:s/></text:span><text:span text:style-name="T5_113">pole</text:span><text:span text:style-name="T5_114"><text:s/></text:span><text:span text:style-name="T5_115">do</text:span><text:span text:style-name="T5_116"><text:s/></text:span><text:span text:style-name="T5_117">interpretacji</text:span><text:span text:style-name="T5_118">.<text:s/></text:span><text:span text:style-name="T5_119">Wiadomo</text:span><text:span text:style-name="T5_120"><text:s/></text:span><text:span text:style-name="T5_121">było</text:span><text:span text:style-name="T5_122">,<text:s/></text:span><text:span text:style-name="T5_123">że</text:span><text:span text:style-name="T5_124"><text:s/></text:span><text:span text:style-name="T5_125">ludzie</text:span><text:span text:style-name="T5_126"><text:s/></text:span><text:span text:style-name="T5_127">mogą</text:span><text:span text:style-name="T5_128"><text:s/></text:span><text:span text:style-name="T5_129">się</text:span><text:span text:style-name="T5_130"><text:s/></text:span><text:span text:style-name="T5_131">zmieniać</text:span><text:span text:style-name="T5_132"><text:s/></text:span><text:span text:style-name="T5_133">w</text:span><text:span text:style-name="T5_134"><text:s/></text:span><text:span text:style-name="T5_135">kuce</text:span><text:span text:style-name="T5_136"><text:s/></text:span><text:span text:style-name="T5_137">przy</text:span><text:span text:style-name="T5_138"><text:s/></text:span><text:span text:style-name="T5_139">użyciu</text:span><text:span text:style-name="T5_140"><text:s/></text:span><text:span text:style-name="T5_141">eliksirów</text:span><text:span text:style-name="T5_142"><text:s/></text:span><text:span text:style-name="T5_143">i</text:span><text:span text:style-name="T5_144"><text:s/></text:span><text:span text:style-name="T5_145">istnieje</text:span><text:span text:style-name="T5_146"><text:s/></text:span><text:span text:style-name="T5_147">nieokreślona</text:span><text:span text:style-name="T5_148"><text:s/></text:span><text:span text:style-name="T5_149">Bariera</text:span><text:span text:style-name="T5_150"><text:s/></text:span><text:span text:style-name="T5_151">oddzielająca</text:span><text:span text:style-name="T5_152"><text:s/></text:span><text:span text:style-name="T5_153">Equestrię</text:span><text:span text:style-name="T5_154"><text:s/></text:span><text:span text:style-name="T5_155">od</text:span><text:span text:style-name="T5_156"><text:s/></text:span><text:span text:style-name="T5_157">Ziemi</text:span><text:span text:style-name="T5_158">.<text:s/></text:span><text:span text:style-name="T5_159">Zmiana</text:span><text:span text:style-name="T5_160"><text:s/></text:span><text:span text:style-name="T5_161">gatunku</text:span><text:span text:style-name="T5_162">?<text:s/></text:span><text:span text:style-name="T5_163">Zagrożenie</text:span><text:span text:style-name="T5_164"><text:s/></text:span><text:span text:style-name="T5_165">ludzkości</text:span><text:span text:style-name="T5_166">?<text:s/></text:span><text:span text:style-name="T5_167">Filozoficzne</text:span><text:span text:style-name="T5_168"><text:s/></text:span><text:span text:style-name="T5_169">przemyślenia</text:span><text:span text:style-name="T5_170"><text:s/></text:span><text:span text:style-name="T5_171">na</text:span><text:span text:style-name="T5_172"><text:s/></text:span><text:span text:style-name="T5_173">temat</text:span><text:span text:style-name="T5_174"><text:s/></text:span><text:span text:style-name="T5_175">tego</text:span><text:span text:style-name="T5_176">,<text:s/></text:span><text:span text:style-name="T5_177">co</text:span><text:span text:style-name="T5_178"><text:s/></text:span><text:span text:style-name="T5_179">nas</text:span><text:span text:style-name="T5_180"><text:s/></text:span><text:span text:style-name="T5_181">określa</text:span><text:span text:style-name="T5_182"><text:s/></text:span><text:span text:style-name="T5_183">jako</text:span><text:span text:style-name="T5_184"><text:s/></text:span><text:span text:style-name="T5_185">osoby</text:span><text:span text:style-name="T5_186">?<text:s/></text:span><text:span text:style-name="T5_187">Temat</text:span><text:span text:style-name="T5_188"><text:s/></text:span><text:span text:style-name="T5_189">był</text:span><text:span text:style-name="T5_190"><text:s/></text:span><text:span text:style-name="T5_191">interesujący</text:span><text:span text:style-name="T5_192"><text:s/></text:span><text:span text:style-name="T5_193">i</text:span><text:span text:style-name="T5_194"><text:s/></text:span><text:span text:style-name="T5_195">dawał</text:span><text:span text:style-name="T5_196"><text:s/></text:span><text:span text:style-name="T5_197">spore</text:span><text:span text:style-name="T5_198"><text:s/></text:span><text:span text:style-name="T5_199">możliwości</text:span><text:span text:style-name="T5_200">,<text:s/></text:span><text:span text:style-name="T5_201">został</text:span><text:span text:style-name="T5_202"><text:s/></text:span><text:span text:style-name="T5_203">więc</text:span><text:span text:style-name="T5_204"><text:s/></text:span><text:span text:style-name="T5_205">niemal</text:span><text:span text:style-name="T5_206"><text:s/></text:span><text:span text:style-name="T5_207">od</text:span><text:span text:style-name="T5_208"><text:s/></text:span><text:span text:style-name="T5_209">razu</text:span><text:span text:style-name="T5_210"><text:s/></text:span><text:span text:style-name="T5_211">podchwycony</text:span><text:span text:style-name="T5_212"><text:s/></text:span><text:span text:style-name="T5_213">przez</text:span><text:span text:style-name="T5_214"><text:s/></text:span><text:span text:style-name="T5_215">innych</text:span><text:span text:style-name="T5_216"><text:s/></text:span><text:span text:style-name="T5_217">pisarzy</text:span><text:span text:style-name="T5_218">.<text:s/></text:span></text:p>
      <text:p text:style-name="P6"/>
      <text:p text:style-name="P7"><text:span text:style-name="T7_1">Z</text:span><text:span text:style-name="T7_2"><text:s/></text:span><text:span text:style-name="T7_3">samej</text:span><text:span text:style-name="T7_4"><text:s/></text:span><text:span text:style-name="T7_5">natury</text:span><text:span text:style-name="T7_6"><text:s/></text:span><text:span text:style-name="T7_7">takiego</text:span><text:span text:style-name="T7_8"><text:s/>“</text:span><text:span text:style-name="T7_9">wybuchniętego</text:span><text:span text:style-name="T7_10">”<text:s/></text:span><text:span text:style-name="T7_11">podgatunku</text:span><text:span text:style-name="T7_12">,<text:s/></text:span><text:span text:style-name="T7_13">w</text:span><text:span text:style-name="T7_14"><text:s/></text:span><text:span text:style-name="T7_15">którym</text:span><text:span text:style-name="T7_16"><text:s/></text:span><text:span text:style-name="T7_17">każdy</text:span><text:span text:style-name="T7_18"><text:s/></text:span><text:span text:style-name="T7_19">może</text:span><text:span text:style-name="T7_20"><text:s/></text:span><text:span text:style-name="T7_21">stworzyć</text:span><text:span text:style-name="T7_22"><text:s/></text:span><text:span text:style-name="T7_23">własny</text:span><text:span text:style-name="T7_24"><text:s/></text:span><text:span text:style-name="T7_25">kawałek</text:span><text:span text:style-name="T7_26"><text:s/></text:span><text:span text:style-name="T7_27">bez</text:span><text:span text:style-name="T7_28"><text:s/></text:span><text:span text:style-name="T7_29">oglądania</text:span><text:span text:style-name="T7_30"><text:s/></text:span><text:span text:style-name="T7_31">się</text:span><text:span text:style-name="T7_32"><text:s/></text:span><text:span text:style-name="T7_33">na</text:span><text:span text:style-name="T7_34"><text:s/></text:span><text:span text:style-name="T7_35">innych</text:span><text:span text:style-name="T7_36"><text:s/></text:span><text:span text:style-name="T7_37">autorów</text:span><text:span text:style-name="T7_38">,<text:s/></text:span><text:span text:style-name="T7_39">wynikły</text:span><text:span text:style-name="T7_40"><text:s/></text:span><text:span text:style-name="T7_41">liczne</text:span><text:span text:style-name="T7_42"><text:s/></text:span><text:span text:style-name="T7_43">problemy</text:span><text:span text:style-name="T7_44"><text:s/></text:span><text:span text:style-name="T7_45">z</text:span><text:span text:style-name="T7_46"><text:s/></text:span><text:span text:style-name="T7_47">ustaleniem</text:span><text:span text:style-name="T7_48"><text:s/></text:span><text:span text:style-name="T7_49">kanonu</text:span><text:span text:style-name="T7_50">,<text:s/></text:span><text:span text:style-name="T7_51">który</text:span><text:span text:style-name="T7_52"><text:s/></text:span><text:span text:style-name="T7_53">jest</text:span><text:span text:style-name="T7_54"><text:s/></text:span><text:span text:style-name="T7_55">bardzo</text:span><text:span text:style-name="T7_56"><text:s/></text:span><text:span text:style-name="T7_57">luźny</text:span><text:span text:style-name="T7_58"><text:s/></text:span><text:span text:style-name="T7_59">i</text:span><text:span text:style-name="T7_60"><text:s/></text:span><text:span text:style-name="T7_61">składa</text:span><text:span text:style-name="T7_62"><text:s/></text:span><text:span text:style-name="T7_63">się</text:span><text:span text:style-name="T7_64"><text:s/></text:span><text:span text:style-name="T7_65">nie</text:span><text:span text:style-name="T7_66"><text:s/></text:span><text:span text:style-name="T7_67">tyle</text:span><text:span text:style-name="T7_68"><text:s/></text:span><text:span text:style-name="T7_69">z</text:span><text:span text:style-name="T7_70"><text:s/></text:span><text:span text:style-name="T7_71">określonych</text:span><text:span text:style-name="T7_72"><text:s/></text:span><text:span text:style-name="T7_73">elementów</text:span><text:span text:style-name="T7_74">,<text:s/></text:span><text:span text:style-name="T7_75">co</text:span><text:span text:style-name="T7_76"><text:s/></text:span><text:span text:style-name="T7_77">z</text:span><text:span text:style-name="T7_78"><text:s/></text:span><text:span text:style-name="T7_79">motywów</text:span><text:span text:style-name="T7_80">,<text:s/></text:span><text:span text:style-name="T7_81">które</text:span><text:span text:style-name="T7_82"><text:s/></text:span><text:span text:style-name="T7_83">mogą</text:span><text:span text:style-name="T7_84">,<text:s/></text:span><text:span text:style-name="T7_85">ale</text:span><text:span text:style-name="T7_86"><text:s/></text:span><text:span text:style-name="T7_87">nie</text:span><text:span text:style-name="T7_88"><text:s/></text:span><text:span text:style-name="T7_89">muszą</text:span><text:span text:style-name="T7_90"><text:s/></text:span><text:span text:style-name="T7_91">wystąpić</text:span><text:span text:style-name="T7_92">.<text:s/></text:span><text:span text:style-name="T7_93">Jedyną</text:span><text:span text:style-name="T7_94"><text:s/></text:span><text:span text:style-name="T7_95">stuprocentowo</text:span><text:span text:style-name="T7_96"><text:s/></text:span><text:span text:style-name="T7_97">pewną</text:span><text:span text:style-name="T7_98"><text:s/></text:span><text:span text:style-name="T7_99">rzeczą</text:span><text:span text:style-name="T7_100">,<text:s/></text:span><text:span text:style-name="T7_101">jaka</text:span><text:span text:style-name="T7_102"><text:s/></text:span><text:span text:style-name="T7_103">musi</text:span><text:span text:style-name="T7_104"><text:s/></text:span><text:span text:style-name="T7_105">wystąpić</text:span><text:span text:style-name="T7_106"><text:s/></text:span><text:span text:style-name="T7_107">w</text:span><text:span text:style-name="T7_108"><text:s/></text:span><text:span text:style-name="T7_109">opowiadaniu</text:span><text:span text:style-name="T7_110">,<text:s/></text:span><text:span text:style-name="T7_111">by</text:span><text:span text:style-name="T7_112"><text:s/></text:span><text:span text:style-name="T7_113">uznać</text:span><text:span text:style-name="T7_114"><text:s/></text:span><text:span text:style-name="T7_115">je</text:span><text:span text:style-name="T7_116"><text:s/></text:span><text:span text:style-name="T7_117">za</text:span><text:span text:style-name="T7_118"><text:s/></text:span><text:span text:style-name="T7_119">fik</text:span><text:span text:style-name="T7_120"><text:s/></text:span><text:span text:style-name="T7_121">biurowy</text:span><text:span text:style-name="T7_122">,<text:s/></text:span><text:span text:style-name="T7_123">musi</text:span><text:span text:style-name="T7_124"><text:s/></text:span><text:span text:style-name="T7_125">być</text:span><text:span text:style-name="T7_126"><text:s/></text:span><text:span text:style-name="T7_127">dokonywanie</text:span><text:span text:style-name="T7_128"><text:s/></text:span><text:span text:style-name="T7_129">przemian</text:span><text:span text:style-name="T7_130"><text:s/></text:span><text:span text:style-name="T7_131">ludzi</text:span><text:span text:style-name="T7_132"><text:s/></text:span><text:span text:style-name="T7_133">w</text:span><text:span text:style-name="T7_134"><text:s/></text:span><text:span text:style-name="T7_135">kuce</text:span><text:span text:style-name="T7_136"><text:s/></text:span><text:span text:style-name="T7_137">przy</text:span><text:span text:style-name="T7_138"><text:s/></text:span><text:span text:style-name="T7_139">użyciu</text:span><text:span text:style-name="T7_140"><text:s/></text:span><text:span text:style-name="T7_141">eliksiru</text:span><text:span text:style-name="T7_142">.<text:s/></text:span><text:span text:style-name="T7_143">Ostatecznie</text:span><text:span text:style-name="T7_144"><text:s/></text:span><text:span text:style-name="T7_145">opowiadania</text:span><text:span text:style-name="T7_146"><text:s/></text:span><text:span text:style-name="T7_147">zostały</text:span><text:span text:style-name="T7_148"><text:s/></text:span><text:span text:style-name="T7_149">pogrupowane</text:span><text:span text:style-name="T7_150"><text:s/></text:span><text:span text:style-name="T7_151">w</text:span><text:span text:style-name="T7_152"><text:s/>“</text:span><text:span text:style-name="T7_153">uniwersa</text:span><text:span text:style-name="T7_154">”<text:s/></text:span><text:span text:style-name="T7_155">charakteryzujące</text:span><text:span text:style-name="T7_156"><text:s/></text:span><text:span text:style-name="T7_157">się</text:span><text:span text:style-name="T7_158"><text:s/></text:span><text:span text:style-name="T7_159">podobnymi</text:span><text:span text:style-name="T7_160"><text:s/></text:span><text:span text:style-name="T7_161">prawami</text:span><text:span text:style-name="T7_162">,<text:s/></text:span><text:span text:style-name="T7_163">przebiegiem</text:span><text:span text:style-name="T7_164"><text:s/></text:span><text:span text:style-name="T7_165">wydarzeń</text:span><text:span text:style-name="T7_166"><text:s/></text:span><text:span text:style-name="T7_167">czy</text:span><text:span text:style-name="T7_168"><text:s/></text:span><text:span text:style-name="T7_169">najważniejszymi</text:span><text:span text:style-name="T7_170"><text:s/></text:span><text:span text:style-name="T7_171">postaciami</text:span><text:span text:style-name="T7_172">.<text:s/></text:span><text:span text:style-name="T7_173">Każde</text:span><text:span text:style-name="T7_174"><text:s/></text:span><text:span text:style-name="T7_175">z</text:span><text:span text:style-name="T7_176"><text:s/></text:span><text:span text:style-name="T7_177">nich</text:span><text:span text:style-name="T7_178"><text:s/></text:span><text:span text:style-name="T7_179">w</text:span><text:span text:style-name="T7_180"><text:s/></text:span><text:span text:style-name="T7_181">jakiś</text:span><text:span text:style-name="T7_182"><text:s/></text:span><text:span text:style-name="T7_183">sposób</text:span><text:span text:style-name="T7_184"><text:s/></text:span><text:span text:style-name="T7_185">odnosi</text:span><text:span text:style-name="T7_186"><text:s/></text:span><text:span text:style-name="T7_187">się</text:span><text:span text:style-name="T7_188"><text:s/></text:span><text:span text:style-name="T7_189">do</text:span><text:span text:style-name="T7_190"><text:s/></text:span><text:span text:style-name="T7_191">najbardziej</text:span><text:span text:style-name="T7_192"><text:s/></text:span><text:span text:style-name="T7_193">rozpowszechnionych</text:span><text:span text:style-name="T7_194"><text:s/></text:span><text:span text:style-name="T7_195">problemów</text:span><text:span text:style-name="T7_196"><text:s/></text:span><text:span text:style-name="T7_197">i</text:span><text:span text:style-name="T7_198"><text:s/></text:span><text:span text:style-name="T7_199">terminów</text:span><text:span text:style-name="T7_200"><text:s/></text:span><text:span text:style-name="T7_201">w</text:span><text:span text:style-name="T7_202"><text:s/></text:span><text:span text:style-name="T7_203">TCB</text:span><text:span text:style-name="T7_204"><text:s/>–<text:s/></text:span><text:span text:style-name="T7_205">takich</text:span><text:span text:style-name="T7_206"><text:s/></text:span><text:span text:style-name="T7_207">jak</text:span><text:span text:style-name="T7_208"><text:s/></text:span><text:span text:style-name="T7_209">np</text:span><text:span text:style-name="T7_210">.<text:s/></text:span><text:span text:style-name="T7_211">charakter</text:span><text:span text:style-name="T7_212"><text:s/></text:span><text:span text:style-name="T7_213">Bariery</text:span><text:span text:style-name="T7_214"><text:s/></text:span><text:span text:style-name="T7_215">oddzielającej</text:span><text:span text:style-name="T7_216"><text:s/></text:span><text:span text:style-name="T7_217">Equestrię</text:span><text:span text:style-name="T7_218"><text:s/></text:span><text:span text:style-name="T7_219">od</text:span><text:span text:style-name="T7_220"><text:s/></text:span><text:span text:style-name="T7_221">Ziemi</text:span><text:span text:style-name="T7_222"><text:s/></text:span><text:span text:style-name="T7_223">czy</text:span><text:span text:style-name="T7_224"><text:s/></text:span><text:span text:style-name="T7_225">rodzaju</text:span><text:span text:style-name="T7_226"><text:s/></text:span><text:span text:style-name="T7_227">eliksirów</text:span><text:span text:style-name="T7_228">.</text:span></text:p>
      <text:p text:style-name="P8"/>
      <text:p text:style-name="P9"><text:span text:style-name="T9_1">Przede</text:span><text:span text:style-name="T9_2"><text:s/></text:span><text:span text:style-name="T9_3">wszystkim</text:span><text:span text:style-name="T9_4">,<text:s/></text:span><text:span text:style-name="T9_5">zaczynając</text:span><text:span text:style-name="T9_6"><text:s/></text:span><text:span text:style-name="T9_7">od</text:span><text:span text:style-name="T9_8"><text:s/></text:span><text:span text:style-name="T9_9">podstaw</text:span><text:span text:style-name="T9_10">,<text:s/></text:span><text:span text:style-name="T9_11">należy</text:span><text:span text:style-name="T9_12"><text:s/></text:span><text:span text:style-name="T9_13">zwrócić</text:span><text:span text:style-name="T9_14"><text:s/></text:span><text:span text:style-name="T9_15">uwagę</text:span><text:span text:style-name="T9_16"><text:s/></text:span><text:span text:style-name="T9_17">na</text:span><text:span text:style-name="T9_18"><text:s/></text:span><text:span text:style-name="T9_19">występowanie</text:span><text:span text:style-name="T9_20"><text:s/></text:span><text:span text:style-name="T9_21">eliksirów</text:span><text:span text:style-name="T9_22">.<text:s/></text:span><text:span text:style-name="T9_23">W</text:span><text:span text:style-name="T9_24"><text:s/></text:span><text:span text:style-name="T9_25">większości</text:span><text:span text:style-name="T9_26"><text:s/></text:span><text:span text:style-name="T9_27">wypadków</text:span><text:span text:style-name="T9_28"><text:s/></text:span><text:span text:style-name="T9_29">podstawowym</text:span><text:span text:style-name="T9_30"><text:s/></text:span><text:span text:style-name="T9_31">rodzajem</text:span><text:span text:style-name="T9_32"><text:s/></text:span><text:span text:style-name="T9_33">jest</text:span><text:span text:style-name="T9_34"><text:s/></text:span><text:span text:style-name="T9_35">eliksir</text:span><text:span text:style-name="T9_36"><text:s/></text:span><text:span text:style-name="T9_37">o</text:span><text:span text:style-name="T9_38"><text:s/></text:span><text:span text:style-name="T9_39">smaku</text:span><text:span text:style-name="T9_40"><text:s/></text:span><text:span text:style-name="T9_41">winogronowym</text:span><text:span text:style-name="T9_42">,<text:s/></text:span><text:span text:style-name="T9_43">który</text:span><text:span text:style-name="T9_44"><text:s/></text:span><text:span text:style-name="T9_45">zmienia</text:span><text:span text:style-name="T9_46"><text:s/></text:span><text:span text:style-name="T9_47">człowieka</text:span><text:span text:style-name="T9_48"><text:s/></text:span><text:span text:style-name="T9_49">w</text:span><text:span text:style-name="T9_50"><text:s/></text:span><text:span text:style-name="T9_51">kuca</text:span><text:span text:style-name="T9_52"><text:s/></text:span><text:span text:style-name="T9_53">losowej</text:span><text:span text:style-name="T9_54"><text:s/></text:span><text:span text:style-name="T9_55">rasy</text:span><text:span text:style-name="T9_56"><text:s/></text:span><text:span text:style-name="T9_57">i</text:span><text:span text:style-name="T9_58"><text:s/></text:span><text:span text:style-name="T9_59">o</text:span><text:span text:style-name="T9_60"><text:s/></text:span><text:span text:style-name="T9_61">odpowiadającej</text:span><text:span text:style-name="T9_62"><text:s/></text:span><text:span text:style-name="T9_63">mu</text:span><text:span text:style-name="T9_64"><text:s/></text:span><text:span text:style-name="T9_65">płci</text:span><text:span text:style-name="T9_66">.<text:s/></text:span><text:span text:style-name="T9_67">Niedługo</text:span><text:span text:style-name="T9_68"><text:s/></text:span><text:span text:style-name="T9_69">później</text:span><text:span text:style-name="T9_70"><text:s/></text:span><text:span text:style-name="T9_71">pisarze</text:span><text:span text:style-name="T9_72"><text:s/></text:span><text:span text:style-name="T9_73">wymyślili</text:span><text:span text:style-name="T9_74"><text:s/></text:span><text:span text:style-name="T9_75">eliksiry</text:span><text:span text:style-name="T9_76"><text:s/></text:span><text:span text:style-name="T9_77">pozwalające</text:span><text:span text:style-name="T9_78"><text:s/></text:span><text:span text:style-name="T9_79">na</text:span><text:span text:style-name="T9_80"><text:s/></text:span><text:span text:style-name="T9_81">przemianę</text:span><text:span text:style-name="T9_82"><text:s/></text:span><text:span text:style-name="T9_83">w</text:span><text:span text:style-name="T9_84"><text:s/></text:span><text:span text:style-name="T9_85">klacz</text:span><text:span text:style-name="T9_86"><text:s/>(</text:span><text:span text:style-name="T9_87">wiśniowy</text:span><text:span text:style-name="T9_88">)<text:s/></text:span><text:span text:style-name="T9_89">lub</text:span><text:span text:style-name="T9_90"><text:s/></text:span><text:span text:style-name="T9_91">ogiera</text:span><text:span text:style-name="T9_92"><text:s/>(</text:span><text:span text:style-name="T9_93">jagodowy</text:span><text:span text:style-name="T9_94">),<text:s/></text:span><text:span text:style-name="T9_95">niezależnie</text:span><text:span text:style-name="T9_96"><text:s/></text:span><text:span text:style-name="T9_97">od</text:span><text:span text:style-name="T9_98"><text:s/></text:span><text:span text:style-name="T9_99">początkowej</text:span><text:span text:style-name="T9_100"><text:s/></text:span><text:span text:style-name="T9_101">płci</text:span><text:span text:style-name="T9_102"><text:s/></text:span><text:span text:style-name="T9_103">ludzkiego</text:span><text:span text:style-name="T9_104"><text:s/></text:span><text:span text:style-name="T9_105">pacjenta</text:span><text:span text:style-name="T9_106">.<text:s/></text:span><text:span text:style-name="T9_107">Ostatecznie</text:span><text:span text:style-name="T9_108"><text:s/></text:span><text:span text:style-name="T9_109">jednak</text:span><text:span text:style-name="T9_110"><text:s/></text:span><text:span text:style-name="T9_111">ich</text:span><text:span text:style-name="T9_112"><text:s/></text:span><text:span text:style-name="T9_113">liczba</text:span><text:span text:style-name="T9_114"><text:s/></text:span><text:span text:style-name="T9_115">się</text:span><text:span text:style-name="T9_116"><text:s/></text:span><text:span text:style-name="T9_117">poszerzyła</text:span><text:span text:style-name="T9_118">,<text:s/></text:span><text:span text:style-name="T9_119">wypączkowując</text:span><text:span text:style-name="T9_120"><text:s/></text:span><text:span text:style-name="T9_121">m</text:span><text:span text:style-name="T9_122">.</text:span><text:span text:style-name="T9_123">in</text:span><text:span text:style-name="T9_124"><text:s/></text:span><text:span text:style-name="T9_125">pozwalające</text:span><text:span text:style-name="T9_126"><text:s/></text:span><text:span text:style-name="T9_127">na</text:span><text:span text:style-name="T9_128"><text:s/></text:span><text:span text:style-name="T9_129">zmianę</text:span><text:span text:style-name="T9_130"><text:s/></text:span><text:span text:style-name="T9_131">w</text:span><text:span text:style-name="T9_132"><text:s/></text:span><text:span text:style-name="T9_133">źrebaki</text:span><text:span text:style-name="T9_134">,<text:s/></text:span><text:span text:style-name="T9_135">gryfy</text:span><text:span text:style-name="T9_136">,<text:s/></text:span><text:span text:style-name="T9_137">diamentowe</text:span><text:span text:style-name="T9_138"><text:s/></text:span><text:span text:style-name="T9_139">psy</text:span><text:span text:style-name="T9_140">,<text:s/></text:span><text:span text:style-name="T9_141">zebry</text:span><text:span text:style-name="T9_142">…<text:s/></text:span><text:span text:style-name="T9_143">pozwoliło</text:span><text:span text:style-name="T9_144"><text:s/></text:span><text:span text:style-name="T9_145">to</text:span><text:span text:style-name="T9_146"><text:s/></text:span><text:span text:style-name="T9_147">też</text:span><text:span text:style-name="T9_148"><text:s/></text:span><text:span text:style-name="T9_149">na</text:span><text:span text:style-name="T9_150"><text:s/></text:span><text:span text:style-name="T9_151">załatanie</text:span><text:span text:style-name="T9_152"><text:s/></text:span><text:span text:style-name="T9_153">jednej</text:span><text:span text:style-name="T9_154"><text:s/></text:span><text:span text:style-name="T9_155">z</text:span><text:span text:style-name="T9_156"><text:s/></text:span><text:span text:style-name="T9_157">dziur</text:span><text:span text:style-name="T9_158"><text:s/></text:span><text:span text:style-name="T9_159">fabularnych</text:span><text:span text:style-name="T9_160">,<text:s/></text:span><text:span text:style-name="T9_161">mianowicie</text:span><text:span text:style-name="T9_162"><text:s/></text:span><text:span text:style-name="T9_163">reakcji</text:span><text:span text:style-name="T9_164"><text:s/></text:span><text:span text:style-name="T9_165">innych</text:span><text:span text:style-name="T9_166"><text:s/></text:span><text:span text:style-name="T9_167">gatunków</text:span><text:span text:style-name="T9_168"><text:s/></text:span><text:span text:style-name="T9_169">w</text:span><text:span text:style-name="T9_170"><text:s/></text:span><text:span text:style-name="T9_171">Equestrii</text:span><text:span text:style-name="T9_172"><text:s/></text:span><text:span text:style-name="T9_173">na</text:span><text:span text:style-name="T9_174"><text:s/></text:span><text:span text:style-name="T9_175">ponifikowanie</text:span><text:span text:style-name="T9_176"><text:s/></text:span><text:span text:style-name="T9_177">ludzi</text:span><text:span text:style-name="T9_178">.<text:s/></text:span><text:span text:style-name="T9_179">Czy</text:span><text:span text:style-name="T9_180"><text:s/></text:span><text:span text:style-name="T9_181">reagowaliby</text:span><text:span text:style-name="T9_182"><text:s/></text:span><text:span text:style-name="T9_183">z</text:span><text:span text:style-name="T9_184"><text:s/></text:span><text:span text:style-name="T9_185">obawą</text:span><text:span text:style-name="T9_186">?<text:s/></text:span><text:span text:style-name="T9_187">A</text:span><text:span text:style-name="T9_188"><text:s/></text:span><text:span text:style-name="T9_189">może</text:span><text:span text:style-name="T9_190"><text:s/></text:span><text:span text:style-name="T9_191">same</text:span><text:span text:style-name="T9_192"><text:s/></text:span><text:span text:style-name="T9_193">zostały</text:span><text:span text:style-name="T9_194"><text:s/></text:span><text:span text:style-name="T9_195">skonwertowane</text:span><text:span text:style-name="T9_196">?<text:s/></text:span><text:span text:style-name="T9_197">Istnienie</text:span><text:span text:style-name="T9_198"><text:s/></text:span><text:span text:style-name="T9_199">innych</text:span><text:span text:style-name="T9_200"><text:s/></text:span><text:span text:style-name="T9_201">eliksirów</text:span><text:span text:style-name="T9_202"><text:s/></text:span><text:span text:style-name="T9_203">pozwala</text:span><text:span text:style-name="T9_204"><text:s/></text:span><text:span text:style-name="T9_205">na</text:span><text:span text:style-name="T9_206"><text:s/></text:span><text:span text:style-name="T9_207">ustalenie</text:span><text:span text:style-name="T9_208">,<text:s/></text:span><text:span text:style-name="T9_209">że</text:span><text:span text:style-name="T9_210"><text:s/></text:span><text:span text:style-name="T9_211">same</text:span><text:span text:style-name="T9_212"><text:s/></text:span><text:span text:style-name="T9_213">się</text:span><text:span text:style-name="T9_214"><text:s/></text:span><text:span text:style-name="T9_215">dołączyły</text:span><text:span text:style-name="T9_216"><text:s/></text:span><text:span text:style-name="T9_217">do</text:span><text:span text:style-name="T9_218"><text:s/></text:span><text:span text:style-name="T9_219">dzieła</text:span><text:span text:style-name="T9_220"><text:s/></text:span><text:span text:style-name="T9_221">przeobrażenia</text:span><text:span text:style-name="T9_222"><text:s/></text:span><text:span text:style-name="T9_223">ludzkości</text:span><text:span text:style-name="T9_224"><text:s/></text:span><text:span text:style-name="T9_225">na</text:span><text:span text:style-name="T9_226"><text:s/></text:span><text:span text:style-name="T9_227">obraz</text:span><text:span text:style-name="T9_228"><text:s/></text:span><text:span text:style-name="T9_229">i</text:span><text:span text:style-name="T9_230"><text:s/></text:span><text:span text:style-name="T9_231">podobieństwo</text:span><text:span text:style-name="T9_232"><text:s/></text:span><text:span text:style-name="T9_233">Equestrii</text:span><text:span text:style-name="T9_234">.</text:span></text:p>
      <text:p text:style-name="P10"/>
      <text:p text:style-name="P11"><text:span text:style-name="T11_1">W</text:span><text:span text:style-name="T11_2"><text:s/></text:span><text:span text:style-name="T11_3">oryginalnym</text:span><text:span text:style-name="T11_4"><text:s/></text:span><text:span text:style-name="T11_5">fiku</text:span><text:span text:style-name="T11_6"><text:s/></text:span><text:span text:style-name="T11_7">nie</text:span><text:span text:style-name="T11_8"><text:s/></text:span><text:span text:style-name="T11_9">ustalono</text:span><text:span text:style-name="T11_10"><text:s/></text:span><text:span text:style-name="T11_11">wpływu</text:span><text:span text:style-name="T11_12"><text:s/></text:span><text:span text:style-name="T11_13">przemiany</text:span><text:span text:style-name="T11_14"><text:s/></text:span><text:span text:style-name="T11_15">na</text:span><text:span text:style-name="T11_16"><text:s/></text:span><text:span text:style-name="T11_17">psychikę</text:span><text:span text:style-name="T11_18">.<text:s/></text:span><text:span text:style-name="T11_19">Stwierdzono</text:span><text:span text:style-name="T11_20">,<text:s/></text:span><text:span text:style-name="T11_21">że</text:span><text:span text:style-name="T11_22"><text:s/></text:span><text:span text:style-name="T11_23">konwertyci</text:span><text:span text:style-name="T11_24"><text:s/></text:span><text:span text:style-name="T11_25">wydają</text:span><text:span text:style-name="T11_26"><text:s/></text:span><text:span text:style-name="T11_27">się</text:span><text:span text:style-name="T11_28"><text:s/></text:span><text:span text:style-name="T11_29">być</text:span><text:span text:style-name="T11_30"><text:s/></text:span><text:span text:style-name="T11_31">szczęśliwsi</text:span><text:span text:style-name="T11_32"><text:s/></text:span><text:span text:style-name="T11_33">niż</text:span><text:span text:style-name="T11_34"><text:s/></text:span><text:span text:style-name="T11_35">jako</text:span><text:span text:style-name="T11_36"><text:s/></text:span><text:span text:style-name="T11_37">ludzie</text:span><text:span text:style-name="T11_38"><text:s/>–<text:s/></text:span><text:span text:style-name="T11_39">i</text:span><text:span text:style-name="T11_40"><text:s/></text:span><text:span text:style-name="T11_41">tyle</text:span><text:span text:style-name="T11_42">.<text:s/></text:span><text:span text:style-name="T11_43">Ze</text:span><text:span text:style-name="T11_44"><text:s/></text:span><text:span text:style-name="T11_45">względu</text:span><text:span text:style-name="T11_46"><text:s/></text:span><text:span text:style-name="T11_47">na</text:span><text:span text:style-name="T11_48"><text:s/></text:span><text:span text:style-name="T11_49">to</text:span><text:span text:style-name="T11_50"><text:s/></text:span><text:span text:style-name="T11_51">praktycznie</text:span><text:span text:style-name="T11_52"><text:s/></text:span><text:span text:style-name="T11_53">każdy</text:span><text:span text:style-name="T11_54"><text:s/></text:span><text:span text:style-name="T11_55">autor</text:span><text:span text:style-name="T11_56"><text:s/></text:span><text:span text:style-name="T11_57">musi</text:span><text:span text:style-name="T11_58"><text:s/></text:span><text:span text:style-name="T11_59">ustalić</text:span><text:span text:style-name="T11_60"><text:s/></text:span><text:span text:style-name="T11_61">przy</text:span><text:span text:style-name="T11_62"><text:s/></text:span><text:span text:style-name="T11_63">pisaniu</text:span><text:span text:style-name="T11_64"><text:s/></text:span><text:span text:style-name="T11_65">bardziej</text:span><text:span text:style-name="T11_66"><text:s/></text:span><text:span text:style-name="T11_67">szczegółowe</text:span><text:span text:style-name="T11_68"><text:s/></text:span><text:span text:style-name="T11_69">zmiany</text:span><text:span text:style-name="T11_70"><text:s/></text:span><text:span text:style-name="T11_71">umysłowe</text:span><text:span text:style-name="T11_72"><text:s/></text:span><text:span text:style-name="T11_73">przy</text:span><text:span text:style-name="T11_74"><text:s/></text:span><text:span text:style-name="T11_75">konwersji</text:span><text:span text:style-name="T11_76">.<text:s/></text:span><text:span text:style-name="T11_77">Czy</text:span><text:span text:style-name="T11_78"><text:s/></text:span><text:span text:style-name="T11_79">kuce</text:span><text:span text:style-name="T11_80"><text:s/></text:span><text:span text:style-name="T11_81">są</text:span><text:span text:style-name="T11_82"><text:s/></text:span><text:span text:style-name="T11_83">po</text:span><text:span text:style-name="T11_84"><text:s/></text:span><text:span text:style-name="T11_85">prostu</text:span><text:span text:style-name="T11_86"><text:s/></text:span><text:span text:style-name="T11_87">naturalnie</text:span><text:span text:style-name="T11_88"><text:s/></text:span><text:span text:style-name="T11_89">radośniejsze</text:span><text:span text:style-name="T11_90">?<text:s/></text:span><text:span text:style-name="T11_91">A</text:span><text:span text:style-name="T11_92"><text:s/></text:span><text:span text:style-name="T11_93">może</text:span><text:span text:style-name="T11_94"><text:s/></text:span><text:span text:style-name="T11_95">eliksir</text:span><text:span text:style-name="T11_96"><text:s/></text:span><text:span text:style-name="T11_97">i</text:span><text:span text:style-name="T11_98"><text:s/></text:span><text:span text:style-name="T11_99">ponifikacja</text:span><text:span text:style-name="T11_100"><text:s/></text:span><text:span text:style-name="T11_101">wymuszają</text:span><text:span text:style-name="T11_102"><text:s/></text:span><text:span text:style-name="T11_103">szczęście</text:span><text:span text:style-name="T11_104">,<text:s/></text:span><text:span text:style-name="T11_105">przeobrażając</text:span><text:span text:style-name="T11_106"><text:s/></text:span><text:span text:style-name="T11_107">konwertytę</text:span><text:span text:style-name="T11_108"><text:s/></text:span><text:span text:style-name="T11_109">w</text:span><text:span text:style-name="T11_110"><text:s/></text:span><text:span text:style-name="T11_111">uśmiechnięte</text:span><text:span text:style-name="T11_112"><text:s/></text:span><text:span text:style-name="T11_113">zombie</text:span><text:span text:style-name="T11_114">?<text:s/></text:span><text:span text:style-name="T11_115">Ile</text:span><text:span text:style-name="T11_116"><text:s/></text:span><text:span text:style-name="T11_117">po</text:span><text:span text:style-name="T11_118"><text:s/></text:span><text:span text:style-name="T11_119">przemianie</text:span><text:span text:style-name="T11_120"><text:s/></text:span><text:span text:style-name="T11_121">w</text:span><text:span text:style-name="T11_122"><text:s/></text:span><text:span text:style-name="T11_123">kucu</text:span><text:span text:style-name="T11_124"><text:s/></text:span><text:span text:style-name="T11_125">jest</text:span><text:span text:style-name="T11_126"><text:s/></text:span><text:span text:style-name="T11_127">człowieka</text:span><text:span text:style-name="T11_128">,<text:s/></text:span><text:span text:style-name="T11_129">którym</text:span><text:span text:style-name="T11_130"><text:s/></text:span><text:span text:style-name="T11_131">był</text:span><text:span text:style-name="T11_132"><text:s/></text:span><text:span text:style-name="T11_133">przedtem</text:span><text:span text:style-name="T11_134">?<text:s/></text:span><text:span text:style-name="T11_135">Z</text:span><text:span text:style-name="T11_136"><text:s/></text:span><text:span text:style-name="T11_137">reguły</text:span><text:span text:style-name="T11_138"><text:s/></text:span><text:span text:style-name="T11_139">im</text:span><text:span text:style-name="T11_140"><text:s/></text:span><text:span text:style-name="T11_141">bardziej</text:span><text:span text:style-name="T11_142"><text:s/></text:span><text:span text:style-name="T11_143">fanfik</text:span><text:span text:style-name="T11_144"><text:s/></text:span><text:span text:style-name="T11_145">ma</text:span><text:span text:style-name="T11_146"><text:s/></text:span><text:span text:style-name="T11_147">być</text:span><text:span text:style-name="T11_148"><text:s/></text:span><text:span text:style-name="T11_149">pozytywny</text:span><text:span text:style-name="T11_150">,<text:s/></text:span><text:span text:style-name="T11_151">tym</text:span><text:span text:style-name="T11_152"><text:s/></text:span><text:span text:style-name="T11_153">zmiany</text:span><text:span text:style-name="T11_154"><text:s/></text:span><text:span text:style-name="T11_155">są</text:span><text:span text:style-name="T11_156"><text:s/></text:span><text:span text:style-name="T11_157">mniej</text:span><text:span text:style-name="T11_158"><text:s/></text:span><text:span text:style-name="T11_159">inwazyjne</text:span><text:span text:style-name="T11_160">.<text:s/></text:span><text:span text:style-name="T11_161">Najmroczniejsze</text:span><text:span text:style-name="T11_162"><text:s/></text:span><text:span text:style-name="T11_163">przypadki</text:span><text:span text:style-name="T11_164"><text:s/></text:span><text:span text:style-name="T11_165">z</text:span><text:span text:style-name="T11_166"><text:s/></text:span><text:span text:style-name="T11_167">kolei</text:span><text:span text:style-name="T11_168"><text:s/></text:span><text:span text:style-name="T11_169">zawierają</text:span><text:span text:style-name="T11_170"><text:s/></text:span><text:span text:style-name="T11_171">np</text:span><text:span text:style-name="T11_172">.<text:s/></text:span><text:span text:style-name="T11_173">kompletne</text:span><text:span text:style-name="T11_174"><text:s/></text:span><text:span text:style-name="T11_175">wymazywanie</text:span><text:span text:style-name="T11_176"><text:s/></text:span><text:span text:style-name="T11_177">pamięci</text:span><text:span text:style-name="T11_178"><text:s/>(</text:span><text:span text:style-name="T11_179">jak</text:span><text:span text:style-name="T11_180"><text:s/></text:span><text:span text:style-name="T11_181">w</text:span><text:span text:style-name="T11_182"><text:s/>“</text:span><text:span text:style-name="T11_183">Grayscale</text:span><text:span text:style-name="T11_184">”,<text:s/></text:span><text:span text:style-name="T11_185">gdzie</text:span><text:span text:style-name="T11_186"><text:s/></text:span><text:span text:style-name="T11_187">kuce</text:span><text:span text:style-name="T11_188"><text:s/></text:span><text:span text:style-name="T11_189">szczerze</text:span><text:span text:style-name="T11_190"><text:s/></text:span><text:span text:style-name="T11_191">starają</text:span><text:span text:style-name="T11_192"><text:s/></text:span><text:span text:style-name="T11_193">się</text:span><text:span text:style-name="T11_194"><text:s/></text:span><text:span text:style-name="T11_195">pomóc</text:span><text:span text:style-name="T11_196"><text:s/></text:span><text:span text:style-name="T11_197">ludziom</text:span><text:span text:style-name="T11_198"><text:s/></text:span><text:span text:style-name="T11_199">przeżyć</text:span><text:span text:style-name="T11_200">,<text:s/></text:span><text:span text:style-name="T11_201">tylko</text:span><text:span text:style-name="T11_202"><text:s/></text:span><text:span text:style-name="T11_203">nienajlepiej</text:span><text:span text:style-name="T11_204"><text:s/></text:span><text:span text:style-name="T11_205">im</text:span><text:span text:style-name="T11_206"><text:s/></text:span><text:span text:style-name="T11_207">to</text:span><text:span text:style-name="T11_208"><text:s/></text:span><text:span text:style-name="T11_209">wychodzi</text:span><text:span text:style-name="T11_210">)<text:s/></text:span><text:span text:style-name="T11_211">czy</text:span><text:span text:style-name="T11_212"><text:s/></text:span><text:span text:style-name="T11_213">zmianę</text:span><text:span text:style-name="T11_214"><text:s/></text:span><text:span text:style-name="T11_215">człowieka</text:span><text:span text:style-name="T11_216"><text:s/></text:span><text:span text:style-name="T11_217">w</text:span><text:span text:style-name="T11_218"><text:s/></text:span><text:span text:style-name="T11_219">niewolnika</text:span><text:span text:style-name="T11_220"><text:s/></text:span><text:span text:style-name="T11_221">Celestii</text:span><text:span text:style-name="T11_222">,<text:s/></text:span><text:span text:style-name="T11_223">z</text:span><text:span text:style-name="T11_224"><text:s/></text:span><text:span text:style-name="T11_225">wypranym</text:span><text:span text:style-name="T11_226"><text:s/></text:span><text:span text:style-name="T11_227">mózgiem</text:span><text:span text:style-name="T11_228"><text:s/></text:span><text:span text:style-name="T11_229">i</text:span><text:span text:style-name="T11_230"><text:s/></text:span><text:span text:style-name="T11_231">złamaną</text:span><text:span text:style-name="T11_232"><text:s/></text:span><text:span text:style-name="T11_233">wolą</text:span><text:span text:style-name="T11_234">,<text:s/></text:span><text:span text:style-name="T11_235">żyjącym</text:span><text:span text:style-name="T11_236"><text:s/></text:span><text:span text:style-name="T11_237">tylko</text:span><text:span text:style-name="T11_238"><text:s/></text:span><text:span text:style-name="T11_239">by</text:span><text:span text:style-name="T11_240"><text:s/></text:span><text:span text:style-name="T11_241">walczyć</text:span><text:span text:style-name="T11_242"><text:s/></text:span><text:span text:style-name="T11_243">i</text:span><text:span text:style-name="T11_244"><text:s/></text:span><text:span text:style-name="T11_245">umrzeć</text:span><text:span text:style-name="T11_246"><text:s/></text:span><text:span text:style-name="T11_247">dla</text:span><text:span text:style-name="T11_248"><text:s/></text:span><text:span text:style-name="T11_249">Equestrii</text:span><text:span text:style-name="T11_250">.</text:span></text:p>
      <text:p text:style-name="P12"/>
      <text:p text:style-name="P13"><text:span text:style-name="T13_1">Drugą</text:span><text:span text:style-name="T13_2"><text:s/></text:span><text:span text:style-name="T13_3">sprawą</text:span><text:span text:style-name="T13_4"><text:s/></text:span><text:span text:style-name="T13_5">kluczową</text:span><text:span text:style-name="T13_6"><text:s/></text:span><text:span text:style-name="T13_7">do</text:span><text:span text:style-name="T13_8"><text:s/></text:span><text:span text:style-name="T13_9">utworzenia</text:span><text:span text:style-name="T13_10"><text:s/></text:span><text:span text:style-name="T13_11">własnego</text:span><text:span text:style-name="T13_12"><text:s/></text:span><text:span text:style-name="T13_13">uniwersum</text:span><text:span text:style-name="T13_14"><text:s/></text:span><text:span text:style-name="T13_15">TCB</text:span><text:span text:style-name="T13_16"><text:s/></text:span><text:span text:style-name="T13_17">jest</text:span><text:span text:style-name="T13_18"><text:s/></text:span><text:span text:style-name="T13_19">ustalenie</text:span><text:span text:style-name="T13_20"><text:s/></text:span><text:span text:style-name="T13_21">rodzaju</text:span><text:span text:style-name="T13_22"><text:s/></text:span><text:span text:style-name="T13_23">i</text:span><text:span text:style-name="T13_24"><text:s/></text:span><text:span text:style-name="T13_25">zasad</text:span><text:span text:style-name="T13_26"><text:s/></text:span><text:span text:style-name="T13_27">działania</text:span><text:span text:style-name="T13_28"><text:s/></text:span><text:span text:style-name="T13_29">Bariery</text:span><text:span text:style-name="T13_30">.<text:s/></text:span><text:span text:style-name="T13_31">Przy</text:span><text:span text:style-name="T13_32"><text:s/></text:span><text:span text:style-name="T13_33">tej</text:span><text:span text:style-name="T13_34"><text:s/></text:span><text:span text:style-name="T13_35">wielkiej</text:span><text:span text:style-name="T13_36">,<text:s/></text:span><text:span text:style-name="T13_37">magicznej</text:span><text:span text:style-name="T13_38"><text:s/></text:span><text:span text:style-name="T13_39">ścianie</text:span><text:span text:style-name="T13_40"><text:s/></text:span><text:span text:style-name="T13_41">z</text:span><text:span text:style-name="T13_42"><text:s/></text:span><text:span text:style-name="T13_43">reguły</text:span><text:span text:style-name="T13_44"><text:s/></text:span><text:span text:style-name="T13_45">należy</text:span><text:span text:style-name="T13_46"><text:s/></text:span><text:span text:style-name="T13_47">sobie</text:span><text:span text:style-name="T13_48"><text:s/></text:span><text:span text:style-name="T13_49">zadać</text:span><text:span text:style-name="T13_50"><text:s/></text:span><text:span text:style-name="T13_51">dwa</text:span><text:span text:style-name="T13_52"><text:s/></text:span><text:span text:style-name="T13_53">pytania</text:span><text:span text:style-name="T13_54"><text:s/>–<text:s/></text:span><text:span text:style-name="T13_55">jak</text:span><text:span text:style-name="T13_56"><text:s/></text:span><text:span text:style-name="T13_57">wielki</text:span><text:span text:style-name="T13_58"><text:s/></text:span><text:span text:style-name="T13_59">wpływ</text:span><text:span text:style-name="T13_60"><text:s/></text:span><text:span text:style-name="T13_61">na</text:span><text:span text:style-name="T13_62"><text:s/></text:span><text:span text:style-name="T13_63">Barierę</text:span><text:span text:style-name="T13_64"><text:s/></text:span><text:span text:style-name="T13_65">mają</text:span><text:span text:style-name="T13_66"><text:s/></text:span><text:span text:style-name="T13_67">kucyki</text:span><text:span text:style-name="T13_68"><text:s/>(</text:span><text:span text:style-name="T13_69">szczególnie</text:span><text:span text:style-name="T13_70"><text:s/></text:span><text:span text:style-name="T13_71">księżniczki</text:span><text:span text:style-name="T13_72">)<text:s/></text:span><text:span text:style-name="T13_73">oraz</text:span><text:span text:style-name="T13_74"><text:s/></text:span><text:span text:style-name="T13_75">jak</text:span><text:span text:style-name="T13_76"><text:s/></text:span><text:span text:style-name="T13_77">bardzo</text:span><text:span text:style-name="T13_78"><text:s/></text:span><text:span text:style-name="T13_79">niszczycielska</text:span><text:span text:style-name="T13_80"><text:s/></text:span><text:span text:style-name="T13_81">jest</text:span><text:span text:style-name="T13_82">.<text:s/></text:span><text:span text:style-name="T13_83">Pozwala</text:span><text:span text:style-name="T13_84"><text:s/></text:span><text:span text:style-name="T13_85">to</text:span><text:span text:style-name="T13_86"><text:s/></text:span><text:span text:style-name="T13_87">na</text:span><text:span text:style-name="T13_88"><text:s/></text:span><text:span text:style-name="T13_89">określenie</text:span><text:span text:style-name="T13_90"><text:s/></text:span><text:span text:style-name="T13_91">ogólnego</text:span><text:span text:style-name="T13_92"><text:s/></text:span><text:span text:style-name="T13_93">nastroju</text:span><text:span text:style-name="T13_94">.<text:s/></text:span><text:span text:style-name="T13_95">Im</text:span><text:span text:style-name="T13_96"><text:s/></text:span><text:span text:style-name="T13_97">bardziej</text:span><text:span text:style-name="T13_98"><text:s/></text:span><text:span text:style-name="T13_99">naturalna</text:span><text:span text:style-name="T13_100"><text:s/></text:span><text:span text:style-name="T13_101">jest</text:span><text:span text:style-name="T13_102"><text:s/></text:span><text:span text:style-name="T13_103">Bariera</text:span><text:span text:style-name="T13_104"><text:s/>(</text:span><text:span text:style-name="T13_105">np</text:span><text:span text:style-name="T13_106">.<text:s/></text:span><text:span text:style-name="T13_107">jako</text:span><text:span text:style-name="T13_108"><text:s/></text:span><text:span text:style-name="T13_109">bariera</text:span><text:span text:style-name="T13_110"><text:s/></text:span><text:span text:style-name="T13_111">między</text:span><text:span text:style-name="T13_112"><text:s/></text:span><text:span text:style-name="T13_113">wymiarami</text:span><text:span text:style-name="T13_114"><text:s/></text:span><text:span text:style-name="T13_115">albo</text:span><text:span text:style-name="T13_116"><text:s/></text:span><text:span text:style-name="T13_117">ochrona</text:span><text:span text:style-name="T13_118"><text:s/></text:span><text:span text:style-name="T13_119">przed</text:span><text:span text:style-name="T13_120"><text:s/></text:span><text:span text:style-name="T13_121">wyciekiem</text:span><text:span text:style-name="T13_122"><text:s/></text:span><text:span text:style-name="T13_123">magii</text:span><text:span text:style-name="T13_124"><text:s/></text:span><text:span text:style-name="T13_125">na</text:span><text:span text:style-name="T13_126"><text:s/></text:span><text:span text:style-name="T13_127">Ziemię</text:span><text:span text:style-name="T13_128">)<text:s/></text:span><text:span text:style-name="T13_129">i</text:span><text:span text:style-name="T13_130"><text:s/></text:span><text:span text:style-name="T13_131">im</text:span><text:span text:style-name="T13_132"><text:s/></text:span><text:span text:style-name="T13_133">mniejszą</text:span><text:span text:style-name="T13_134"><text:s/></text:span><text:span text:style-name="T13_135">rolę</text:span><text:span text:style-name="T13_136"><text:s/></text:span><text:span text:style-name="T13_137">w</text:span><text:span text:style-name="T13_138"><text:s/></text:span><text:span text:style-name="T13_139">jej</text:span><text:span text:style-name="T13_140"><text:s/></text:span><text:span text:style-name="T13_141">utworzeniu</text:span><text:span text:style-name="T13_142"><text:s/></text:span><text:span text:style-name="T13_143">mają</text:span><text:span text:style-name="T13_144"><text:s/></text:span><text:span text:style-name="T13_145">kuce</text:span><text:span text:style-name="T13_146">,<text:s/></text:span><text:span text:style-name="T13_147">tym</text:span><text:span text:style-name="T13_148"><text:s/></text:span><text:span text:style-name="T13_149">bardziej</text:span><text:span text:style-name="T13_150"><text:s/></text:span><text:span text:style-name="T13_151">ułatwione</text:span><text:span text:style-name="T13_152"><text:s/></text:span><text:span text:style-name="T13_153">jest</text:span><text:span text:style-name="T13_154"><text:s/></text:span><text:span text:style-name="T13_155">przedstawienie</text:span><text:span text:style-name="T13_156"><text:s/></text:span><text:span text:style-name="T13_157">Equestrian</text:span><text:span text:style-name="T13_158"><text:s/></text:span><text:span text:style-name="T13_159">jako</text:span><text:span text:style-name="T13_160"><text:s/></text:span><text:span text:style-name="T13_161">pozytywnych</text:span><text:span text:style-name="T13_162"><text:s/></text:span><text:span text:style-name="T13_163">bohaterów</text:span><text:span text:style-name="T13_164">.<text:s/></text:span><text:span text:style-name="T13_165">Z</text:span><text:span text:style-name="T13_166"><text:s/></text:span><text:span text:style-name="T13_167">kolei</text:span><text:span text:style-name="T13_168"><text:s/></text:span><text:span text:style-name="T13_169">jeśli</text:span><text:span text:style-name="T13_170"><text:s/></text:span><text:span text:style-name="T13_171">księżniczki</text:span><text:span text:style-name="T13_172"><text:s/></text:span><text:span text:style-name="T13_173">tworzą</text:span><text:span text:style-name="T13_174"><text:s/></text:span><text:span text:style-name="T13_175">Barierę</text:span><text:span text:style-name="T13_176"><text:s/></text:span><text:span text:style-name="T13_177">celowo</text:span><text:span text:style-name="T13_178">,<text:s/></text:span><text:span text:style-name="T13_179">to</text:span><text:span text:style-name="T13_180"><text:s/></text:span><text:span text:style-name="T13_181">z</text:span><text:span text:style-name="T13_182"><text:s/></text:span><text:span text:style-name="T13_183">reguły</text:span><text:span text:style-name="T13_184"><text:s/></text:span><text:span text:style-name="T13_185">kończy</text:span><text:span text:style-name="T13_186"><text:s/></text:span><text:span text:style-name="T13_187">się</text:span><text:span text:style-name="T13_188"><text:s/></text:span><text:span text:style-name="T13_189">to</text:span><text:span text:style-name="T13_190"><text:s/></text:span><text:span text:style-name="T13_191">ponifikacyjnym</text:span><text:span text:style-name="T13_192"><text:s/></text:span><text:span text:style-name="T13_193">dżihadem</text:span><text:span text:style-name="T13_194"><text:s/></text:span><text:span text:style-name="T13_195">przeciwko</text:span><text:span text:style-name="T13_196"><text:s/></text:span><text:span text:style-name="T13_197">ludzkości</text:span><text:span text:style-name="T13_198">.<text:s/></text:span><text:span text:style-name="T13_199">Odnośnie</text:span><text:span text:style-name="T13_200"><text:s/></text:span><text:span text:style-name="T13_201">jej</text:span><text:span text:style-name="T13_202"><text:s/></text:span><text:span text:style-name="T13_203">destrukcyjności</text:span><text:span text:style-name="T13_204"><text:s/>–<text:s/></text:span><text:span text:style-name="T13_205">powszechnie</text:span><text:span text:style-name="T13_206"><text:s/></text:span><text:span text:style-name="T13_207">przyjęte</text:span><text:span text:style-name="T13_208"><text:s/></text:span><text:span text:style-name="T13_209">jest</text:span><text:span text:style-name="T13_210">,<text:s/></text:span><text:span text:style-name="T13_211">że</text:span><text:span text:style-name="T13_212"><text:s/></text:span><text:span text:style-name="T13_213">Bariera</text:span><text:span text:style-name="T13_214"><text:s/></text:span><text:span text:style-name="T13_215">się</text:span><text:span text:style-name="T13_216"><text:s/></text:span><text:span text:style-name="T13_217">rozszerza</text:span><text:span text:style-name="T13_218">,<text:s/></text:span><text:span text:style-name="T13_219">niszcząc</text:span><text:span text:style-name="T13_220"><text:s/></text:span><text:span text:style-name="T13_221">wszystkie</text:span><text:span text:style-name="T13_222"><text:s/></text:span><text:span text:style-name="T13_223">ludzkie</text:span><text:span text:style-name="T13_224"><text:s/></text:span><text:span text:style-name="T13_225">dzieła</text:span><text:span text:style-name="T13_226"><text:s/></text:span><text:span text:style-name="T13_227">na</text:span><text:span text:style-name="T13_228"><text:s/></text:span><text:span text:style-name="T13_229">swojej</text:span><text:span text:style-name="T13_230"><text:s/></text:span><text:span text:style-name="T13_231">drodze</text:span><text:span text:style-name="T13_232">,<text:s/></text:span><text:span text:style-name="T13_233">i</text:span><text:span text:style-name="T13_234"><text:s/></text:span><text:span text:style-name="T13_235">jest</text:span><text:span text:style-name="T13_236"><text:s/></text:span><text:span text:style-name="T13_237">niemożliwa</text:span><text:span text:style-name="T13_238"><text:s/></text:span><text:span text:style-name="T13_239">do</text:span><text:span text:style-name="T13_240"><text:s/></text:span><text:span text:style-name="T13_241">zniszczenia</text:span><text:span text:style-name="T13_242">.<text:s/></text:span><text:span text:style-name="T13_243">Oczywiście</text:span><text:span text:style-name="T13_244">,<text:s/></text:span><text:span text:style-name="T13_245">zdarzają</text:span><text:span text:style-name="T13_246"><text:s/></text:span><text:span text:style-name="T13_247">się</text:span><text:span text:style-name="T13_248"><text:s/></text:span><text:span text:style-name="T13_249">wyjątki</text:span><text:span text:style-name="T13_250"><text:s/>–<text:s/></text:span><text:span text:style-name="T13_251">dla</text:span><text:span text:style-name="T13_252"><text:s/></text:span><text:span text:style-name="T13_253">przykładu</text:span><text:span text:style-name="T13_254"><text:s/></text:span><text:span text:style-name="T13_255">w</text:span><text:span text:style-name="T13_256"><text:s/>“</text:span><text:span text:style-name="T13_257">Not</text:span><text:span text:style-name="T13_258"><text:s/></text:span><text:span text:style-name="T13_259">Alone</text:span><text:span text:style-name="T13_260">”<text:s/></text:span><text:span text:style-name="T13_261">ludzie</text:span><text:span text:style-name="T13_262"><text:s/></text:span><text:span text:style-name="T13_263">zniszczyli</text:span><text:span text:style-name="T13_264"><text:s/></text:span><text:span text:style-name="T13_265">Barierę</text:span><text:span text:style-name="T13_266"><text:s/></text:span><text:span text:style-name="T13_267">utworzoną</text:span><text:span text:style-name="T13_268"><text:s/></text:span><text:span text:style-name="T13_269">przez</text:span><text:span text:style-name="T13_270"><text:s/></text:span><text:span text:style-name="T13_271">księżniczki</text:span><text:span text:style-name="T13_272"><text:s/></text:span><text:span text:style-name="T13_273">przy</text:span><text:span text:style-name="T13_274"><text:s/></text:span><text:span text:style-name="T13_275">użyciu</text:span><text:span text:style-name="T13_276"><text:s/></text:span><text:span text:style-name="T13_277">artylerii</text:span><text:span text:style-name="T13_278">.<text:s/></text:span><text:span text:style-name="T13_279">Powstał</text:span><text:span text:style-name="T13_280"><text:s/></text:span><text:span text:style-name="T13_281">też</text:span><text:span text:style-name="T13_282"><text:s/></text:span><text:span text:style-name="T13_283">fik</text:span><text:span text:style-name="T13_284">,<text:s/></text:span><text:span text:style-name="T13_285">w</text:span><text:span text:style-name="T13_286"><text:s/></text:span><text:span text:style-name="T13_287">którym</text:span><text:span text:style-name="T13_288"><text:s/></text:span><text:span text:style-name="T13_289">sama</text:span><text:span text:style-name="T13_290"><text:s/></text:span><text:span text:style-name="T13_291">Twilight</text:span><text:span text:style-name="T13_292"><text:s/></text:span><text:span text:style-name="T13_293">Sparkle</text:span><text:span text:style-name="T13_294"><text:s/></text:span><text:span text:style-name="T13_295">pomaga</text:span><text:span text:style-name="T13_296"><text:s/></text:span><text:span text:style-name="T13_297">ludziom</text:span><text:span text:style-name="T13_298"><text:s/></text:span><text:span text:style-name="T13_299">ją</text:span><text:span text:style-name="T13_300"><text:s/></text:span><text:span text:style-name="T13_301">zniszczyć</text:span><text:span text:style-name="T13_302">,<text:s/></text:span><text:span text:style-name="T13_303">tylko</text:span><text:span text:style-name="T13_304"><text:s/></text:span><text:span text:style-name="T13_305">po</text:span><text:span text:style-name="T13_306"><text:s/></text:span><text:span text:style-name="T13_307">to</text:span><text:span text:style-name="T13_308"><text:s/></text:span><text:span text:style-name="T13_309">by</text:span><text:span text:style-name="T13_310"><text:s/></text:span><text:span text:style-name="T13_311">odkryć</text:span><text:span text:style-name="T13_312">,<text:s/></text:span><text:span text:style-name="T13_313">że</text:span><text:span text:style-name="T13_314"><text:s/></text:span><text:span text:style-name="T13_315">bez</text:span><text:span text:style-name="T13_316"><text:s/></text:span><text:span text:style-name="T13_317">niej</text:span><text:span text:style-name="T13_318"><text:s/></text:span><text:span text:style-name="T13_319">magia</text:span><text:span text:style-name="T13_320"><text:s/></text:span><text:span text:style-name="T13_321">w</text:span><text:span text:style-name="T13_322"><text:s/></text:span><text:span text:style-name="T13_323">equestriańskim</text:span><text:span text:style-name="T13_324"><text:s/></text:span><text:span text:style-name="T13_325">wymiarze</text:span><text:span text:style-name="T13_326"><text:s/></text:span><text:span text:style-name="T13_327">rozpłynęła</text:span><text:span text:style-name="T13_328"><text:s/></text:span><text:span text:style-name="T13_329">się</text:span><text:span text:style-name="T13_330"><text:s/></text:span><text:span text:style-name="T13_331">po</text:span><text:span text:style-name="T13_332"><text:s/></text:span><text:span text:style-name="T13_333">Ziemi</text:span><text:span text:style-name="T13_334">,<text:s/></text:span><text:span text:style-name="T13_335">zabijając</text:span><text:span text:style-name="T13_336"><text:s/></text:span><text:span text:style-name="T13_337">wszystkich</text:span><text:span text:style-name="T13_338"><text:s/></text:span><text:span text:style-name="T13_339">ludzi</text:span><text:span text:style-name="T13_340">.</text:span></text:p>
      <text:p text:style-name="P14"/>
      <text:p text:style-name="P15"><text:span text:style-name="T15_1">Podsumowując</text:span><text:span text:style-name="T15_2"><text:s/></text:span><text:span text:style-name="T15_3">temat</text:span><text:span text:style-name="T15_4"><text:s/></text:span><text:span text:style-name="T15_5">Bariery</text:span><text:span text:style-name="T15_6"><text:s/>–<text:s/></text:span><text:span text:style-name="T15_7">prawdopodobnie</text:span><text:span text:style-name="T15_8"><text:s/></text:span><text:span text:style-name="T15_9">najoptymistyczniejszym</text:span><text:span text:style-name="T15_10"><text:s/></text:span><text:span text:style-name="T15_11">uniwersum</text:span><text:span text:style-name="T15_12"><text:s/></text:span><text:span text:style-name="T15_13">byłoby</text:span><text:span text:style-name="T15_14"><text:s/></text:span><text:span text:style-name="T15_15">takie</text:span><text:span text:style-name="T15_16">,<text:s/></text:span><text:span text:style-name="T15_17">w</text:span><text:span text:style-name="T15_18"><text:s/></text:span><text:span text:style-name="T15_19">którym</text:span><text:span text:style-name="T15_20"><text:s/></text:span><text:span text:style-name="T15_21">takowa</text:span><text:span text:style-name="T15_22"><text:s/></text:span><text:span text:style-name="T15_23">nie</text:span><text:span text:style-name="T15_24"><text:s/></text:span><text:span text:style-name="T15_25">istnieje</text:span><text:span text:style-name="T15_26">/</text:span><text:span text:style-name="T15_27">nie</text:span><text:span text:style-name="T15_28"><text:s/></text:span><text:span text:style-name="T15_29">rozszerza</text:span><text:span text:style-name="T15_30"><text:s/></text:span><text:span text:style-name="T15_31">się</text:span><text:span text:style-name="T15_32">,<text:s/></text:span><text:span text:style-name="T15_33">przez</text:span><text:span text:style-name="T15_34"><text:s/></text:span><text:span text:style-name="T15_35">co</text:span><text:span text:style-name="T15_36"><text:s/></text:span><text:span text:style-name="T15_37">nie</text:span><text:span text:style-name="T15_38"><text:s/></text:span><text:span text:style-name="T15_39">zagraża</text:span><text:span text:style-name="T15_40"><text:s/></text:span><text:span text:style-name="T15_41">istnieniu</text:span><text:span text:style-name="T15_42"><text:s/></text:span><text:span text:style-name="T15_43">ludzkości</text:span><text:span text:style-name="T15_44">,<text:s/></text:span><text:span text:style-name="T15_45">a</text:span><text:span text:style-name="T15_46"><text:s/></text:span><text:span text:style-name="T15_47">najbardziej</text:span><text:span text:style-name="T15_48"><text:s/></text:span><text:span text:style-name="T15_49">pesymistycznym</text:span><text:span text:style-name="T15_50"><text:s/>–<text:s/></text:span><text:span text:style-name="T15_51">takie</text:span><text:span text:style-name="T15_52">,<text:s/></text:span><text:span text:style-name="T15_53">w</text:span><text:span text:style-name="T15_54"><text:s/></text:span><text:span text:style-name="T15_55">którym</text:span><text:span text:style-name="T15_56"><text:s/></text:span><text:span text:style-name="T15_57">Bariera</text:span><text:span text:style-name="T15_58"><text:s/></text:span><text:span text:style-name="T15_59">jest</text:span><text:span text:style-name="T15_60"><text:s/></text:span><text:span text:style-name="T15_61">celowo</text:span><text:span text:style-name="T15_62"><text:s/></text:span><text:span text:style-name="T15_63">używana</text:span><text:span text:style-name="T15_64"><text:s/></text:span><text:span text:style-name="T15_65">przez</text:span><text:span text:style-name="T15_66"><text:s/></text:span><text:span text:style-name="T15_67">Celestię</text:span><text:span text:style-name="T15_68"><text:s/></text:span><text:span text:style-name="T15_69">do</text:span><text:span text:style-name="T15_70"><text:s/></text:span><text:span text:style-name="T15_71">zmuszenia</text:span><text:span text:style-name="T15_72"><text:s/></text:span><text:span text:style-name="T15_73">ludzkości</text:span><text:span text:style-name="T15_74"><text:s/></text:span><text:span text:style-name="T15_75">do</text:span><text:span text:style-name="T15_76"><text:s/></text:span><text:span text:style-name="T15_77">ponifikacji</text:span><text:span text:style-name="T15_78">.</text:span></text:p>
      <text:p text:style-name="P16"/>
      <text:p text:style-name="P17"><text:span text:style-name="T17_1">Z</text:span><text:span text:style-name="T17_2"><text:s/></text:span><text:span text:style-name="T17_3">kwestii</text:span><text:span text:style-name="T17_4"><text:s/></text:span><text:span text:style-name="T17_5">bardziej</text:span><text:span text:style-name="T17_6"><text:s/></text:span><text:span text:style-name="T17_7">ludzkich</text:span><text:span text:style-name="T17_8">,<text:s/></text:span><text:span text:style-name="T17_9">praktycznie</text:span><text:span text:style-name="T17_10"><text:s/></text:span><text:span text:style-name="T17_11">od</text:span><text:span text:style-name="T17_12"><text:s/></text:span><text:span text:style-name="T17_13">samego</text:span><text:span text:style-name="T17_14"><text:s/></text:span><text:span text:style-name="T17_15">początku</text:span><text:span text:style-name="T17_16"><text:s/></text:span><text:span text:style-name="T17_17">istnienia</text:span><text:span text:style-name="T17_18"><text:s/></text:span><text:span text:style-name="T17_19">TCB</text:span><text:span text:style-name="T17_20"><text:s/></text:span><text:span text:style-name="T17_21">w</text:span><text:span text:style-name="T17_22"><text:s/></text:span><text:span text:style-name="T17_23">opowiadaniach</text:span><text:span text:style-name="T17_24"><text:s/></text:span><text:span text:style-name="T17_25">opisywano</text:span><text:span text:style-name="T17_26"><text:s/></text:span><text:span text:style-name="T17_27">istnienie</text:span><text:span text:style-name="T17_28"><text:s/></text:span><text:span text:style-name="T17_29">grup</text:span><text:span text:style-name="T17_30"><text:s/></text:span><text:span text:style-name="T17_31">przeciwnych</text:span><text:span text:style-name="T17_32"><text:s/></text:span><text:span text:style-name="T17_33">ponifikacji</text:span><text:span text:style-name="T17_34">,<text:s/></text:span><text:span text:style-name="T17_35">nadając</text:span><text:span text:style-name="T17_36"><text:s/></text:span><text:span text:style-name="T17_37">im</text:span><text:span text:style-name="T17_38"><text:s/></text:span><text:span text:style-name="T17_39">ostatecznie</text:span><text:span text:style-name="T17_40"><text:s/></text:span><text:span text:style-name="T17_41">nazwę</text:span><text:span text:style-name="T17_42"><text:s/></text:span><text:span text:style-name="T17_43">FOL</text:span><text:span text:style-name="T17_44"><text:s/>–<text:s/></text:span><text:span text:style-name="T17_45">Front</text:span><text:span text:style-name="T17_46"><text:s/></text:span><text:span text:style-name="T17_47">Obrony</text:span><text:span text:style-name="T17_48"><text:s/></text:span><text:span text:style-name="T17_49">Ludzkości</text:span><text:span text:style-name="T17_50"><text:s/>(<text:s/></text:span><text:span text:style-name="T17_51">w</text:span><text:span text:style-name="T17_52"><text:s/></text:span><text:span text:style-name="T17_53">oryginale</text:span><text:span text:style-name="T17_54"><text:s/></text:span><text:span text:style-name="T17_55">HLF</text:span><text:span text:style-name="T17_56"><text:s/>–<text:s/></text:span><text:span text:style-name="T17_57">Human</text:span><text:span text:style-name="T17_58"><text:s/></text:span><text:span text:style-name="T17_59">Liberation</text:span><text:span text:style-name="T17_60"><text:s/></text:span><text:span text:style-name="T17_61">Front</text:span><text:span text:style-name="T17_62">).<text:s/></text:span><text:span text:style-name="T17_63">Zakres</text:span><text:span text:style-name="T17_64"><text:s/></text:span><text:span text:style-name="T17_65">ich</text:span><text:span text:style-name="T17_66"><text:s/></text:span><text:span text:style-name="T17_67">siły</text:span><text:span text:style-name="T17_68"><text:s/></text:span><text:span text:style-name="T17_69">zależy</text:span><text:span text:style-name="T17_70"><text:s/></text:span><text:span text:style-name="T17_71">od</text:span><text:span text:style-name="T17_72"><text:s/></text:span><text:span text:style-name="T17_73">autora</text:span><text:span text:style-name="T17_74"><text:s/>–<text:s/></text:span><text:span text:style-name="T17_75">czasami</text:span><text:span text:style-name="T17_76"><text:s/></text:span><text:span text:style-name="T17_77">są</text:span><text:span text:style-name="T17_78"><text:s/></text:span><text:span text:style-name="T17_79">ledwo</text:span><text:span text:style-name="T17_80"><text:s/></text:span><text:span text:style-name="T17_81">grupą</text:span><text:span text:style-name="T17_82"><text:s/></text:span><text:span text:style-name="T17_83">wyrostków</text:span><text:span text:style-name="T17_84"><text:s/></text:span><text:span text:style-name="T17_85">z</text:span><text:span text:style-name="T17_86"><text:s/></text:span><text:span text:style-name="T17_87">bejsbolami</text:span><text:span text:style-name="T17_88"><text:s/></text:span><text:span text:style-name="T17_89">i</text:span><text:span text:style-name="T17_90"><text:s/></text:span><text:span text:style-name="T17_91">kamieniami</text:span><text:span text:style-name="T17_92">,<text:s/></text:span><text:span text:style-name="T17_93">a</text:span><text:span text:style-name="T17_94"><text:s/></text:span><text:span text:style-name="T17_95">czasami</text:span><text:span text:style-name="T17_96"><text:s/></text:span><text:span text:style-name="T17_97">doskonale</text:span><text:span text:style-name="T17_98"><text:s/></text:span><text:span text:style-name="T17_99">wyposażoną</text:span><text:span text:style-name="T17_100"><text:s/></text:span><text:span text:style-name="T17_101">i</text:span><text:span text:style-name="T17_102"><text:s/></text:span><text:span text:style-name="T17_103">zorganizowaną</text:span><text:span text:style-name="T17_104"><text:s/></text:span><text:span text:style-name="T17_105">siłą</text:span><text:span text:style-name="T17_106">,<text:s/></text:span><text:span text:style-name="T17_107">która</text:span><text:span text:style-name="T17_108"><text:s/></text:span><text:span text:style-name="T17_109">jest</text:span><text:span text:style-name="T17_110"><text:s/></text:span><text:span text:style-name="T17_111">w</text:span><text:span text:style-name="T17_112"><text:s/></text:span><text:span text:style-name="T17_113">stanie</text:span><text:span text:style-name="T17_114"><text:s/></text:span><text:span text:style-name="T17_115">przejmować</text:span><text:span text:style-name="T17_116"><text:s/></text:span><text:span text:style-name="T17_117">całe</text:span><text:span text:style-name="T17_118"><text:s/></text:span><text:span text:style-name="T17_119">kraje</text:span><text:span text:style-name="T17_120"><text:s/>(</text:span><text:span text:style-name="T17_121">z</text:span><text:span text:style-name="T17_122"><text:s/></text:span><text:span text:style-name="T17_123">reguły</text:span><text:span text:style-name="T17_124"><text:s/></text:span><text:span text:style-name="T17_125">Rosję</text:span><text:span text:style-name="T17_126">).<text:s/></text:span><text:span text:style-name="T17_127">Drugą</text:span><text:span text:style-name="T17_128"><text:s/></text:span><text:span text:style-name="T17_129">podstawową</text:span><text:span text:style-name="T17_130"><text:s/></text:span><text:span text:style-name="T17_131">organizacją</text:span><text:span text:style-name="T17_132"><text:s/></text:span><text:span text:style-name="T17_133">występującą</text:span><text:span text:style-name="T17_134"><text:s/></text:span><text:span text:style-name="T17_135">w</text:span><text:span text:style-name="T17_136"><text:s/></text:span><text:span text:style-name="T17_137">fikach</text:span><text:span text:style-name="T17_138"><text:s/></text:span><text:span text:style-name="T17_139">biurowych</text:span><text:span text:style-name="T17_140"><text:s/></text:span><text:span text:style-name="T17_141">jest</text:span><text:span text:style-name="T17_142"><text:s/></text:span><text:span text:style-name="T17_143">POZ</text:span><text:span text:style-name="T17_144"><text:s/>–<text:s/></text:span><text:span text:style-name="T17_145">Ponifikacja</text:span><text:span text:style-name="T17_146"><text:s/></text:span><text:span text:style-name="T17_147">dla</text:span><text:span text:style-name="T17_148"><text:s/></text:span><text:span text:style-name="T17_149">Odnowy</text:span><text:span text:style-name="T17_150"><text:s/></text:span><text:span text:style-name="T17_151">Ziemi</text:span><text:span text:style-name="T17_152"><text:s/>–<text:s/></text:span><text:span text:style-name="T17_153">której</text:span><text:span text:style-name="T17_154"><text:s/></text:span><text:span text:style-name="T17_155">celem</text:span><text:span text:style-name="T17_156"><text:s/></text:span><text:span text:style-name="T17_157">jest</text:span><text:span text:style-name="T17_158"><text:s/></text:span><text:span text:style-name="T17_159">siłowa</text:span><text:span text:style-name="T17_160"><text:s/></text:span><text:span text:style-name="T17_161">ponifikacja</text:span><text:span text:style-name="T17_162"><text:s/></text:span><text:span text:style-name="T17_163">ludzi</text:span><text:span text:style-name="T17_164">.<text:s/></text:span><text:span text:style-name="T17_165">Tu</text:span><text:span text:style-name="T17_166"><text:s/></text:span><text:span text:style-name="T17_167">również</text:span><text:span text:style-name="T17_168"><text:s/></text:span><text:span text:style-name="T17_169">ich</text:span><text:span text:style-name="T17_170"><text:s/></text:span><text:span text:style-name="T17_171">siła</text:span><text:span text:style-name="T17_172"><text:s/></text:span><text:span text:style-name="T17_173">i</text:span><text:span text:style-name="T17_174"><text:s/></text:span><text:span text:style-name="T17_175">pozycja</text:span><text:span text:style-name="T17_176"><text:s/></text:span><text:span text:style-name="T17_177">waha</text:span><text:span text:style-name="T17_178"><text:s/></text:span><text:span text:style-name="T17_179">się</text:span><text:span text:style-name="T17_180"><text:s/></text:span><text:span text:style-name="T17_181">w</text:span><text:span text:style-name="T17_182"><text:s/></text:span><text:span text:style-name="T17_183">zależności</text:span><text:span text:style-name="T17_184"><text:s/></text:span><text:span text:style-name="T17_185">od</text:span><text:span text:style-name="T17_186"><text:s/></text:span><text:span text:style-name="T17_187">każdego</text:span><text:span text:style-name="T17_188"><text:s/></text:span><text:span text:style-name="T17_189">uniwersum</text:span><text:span text:style-name="T17_190"><text:s/>–<text:s/></text:span><text:span text:style-name="T17_191">z</text:span><text:span text:style-name="T17_192"><text:s/></text:span><text:span text:style-name="T17_193">reguły</text:span><text:span text:style-name="T17_194"><text:s/></text:span><text:span text:style-name="T17_195">są</text:span><text:span text:style-name="T17_196"><text:s/></text:span><text:span text:style-name="T17_197">pozbawieni</text:span><text:span text:style-name="T17_198"><text:s/></text:span><text:span text:style-name="T17_199">wsparcia</text:span><text:span text:style-name="T17_200"><text:s/></text:span><text:span text:style-name="T17_201">Equestrii</text:span><text:span text:style-name="T17_202"><text:s/></text:span><text:span text:style-name="T17_203">i</text:span><text:span text:style-name="T17_204"><text:s/></text:span><text:span text:style-name="T17_205">uznawani</text:span><text:span text:style-name="T17_206"><text:s/></text:span><text:span text:style-name="T17_207">za</text:span><text:span text:style-name="T17_208"><text:s/></text:span><text:span text:style-name="T17_209">terrorystów</text:span><text:span text:style-name="T17_210"><text:s/></text:span><text:span text:style-name="T17_211">równych</text:span><text:span text:style-name="T17_212"><text:s/></text:span><text:span text:style-name="T17_213">FOL</text:span><text:span text:style-name="T17_214">,<text:s/></text:span><text:span text:style-name="T17_215">czasami</text:span><text:span text:style-name="T17_216"><text:s/></text:span><text:span text:style-name="T17_217">jednak</text:span><text:span text:style-name="T17_218"><text:s/>(</text:span><text:span text:style-name="T17_219">w</text:span><text:span text:style-name="T17_220"><text:s/></text:span><text:span text:style-name="T17_221">bardziej</text:span><text:span text:style-name="T17_222"><text:s/></text:span><text:span text:style-name="T17_223">mrocznych</text:span><text:span text:style-name="T17_224"><text:s/></text:span><text:span text:style-name="T17_225">dziełach</text:span><text:span text:style-name="T17_226">)<text:s/></text:span><text:span text:style-name="T17_227">przyjmują</text:span><text:span text:style-name="T17_228"><text:s/></text:span><text:span text:style-name="T17_229">rolę</text:span><text:span text:style-name="T17_230"><text:s/></text:span><text:span text:style-name="T17_231">ludzkich</text:span><text:span text:style-name="T17_232"><text:s/></text:span><text:span text:style-name="T17_233">kolaborantów</text:span><text:span text:style-name="T17_234"><text:s/></text:span><text:span text:style-name="T17_235">służących</text:span><text:span text:style-name="T17_236"><text:s/></text:span><text:span text:style-name="T17_237">Celestii</text:span><text:span text:style-name="T17_238">.<text:s/></text:span><text:span text:style-name="T17_239">Obie</text:span><text:span text:style-name="T17_240"><text:s/></text:span><text:span text:style-name="T17_241">te</text:span><text:span text:style-name="T17_242"><text:s/></text:span><text:span text:style-name="T17_243">organizacje</text:span><text:span text:style-name="T17_244"><text:s/></text:span><text:span text:style-name="T17_245">reprezentują</text:span><text:span text:style-name="T17_246"><text:s/></text:span><text:span text:style-name="T17_247">ekstremalne</text:span><text:span text:style-name="T17_248"><text:s/></text:span><text:span text:style-name="T17_249">postawy</text:span><text:span text:style-name="T17_250"><text:s/></text:span><text:span text:style-name="T17_251">i</text:span><text:span text:style-name="T17_252"><text:s/></text:span><text:span text:style-name="T17_253">nawet</text:span><text:span text:style-name="T17_254"><text:s/></text:span><text:span text:style-name="T17_255">jeśli</text:span><text:span text:style-name="T17_256"><text:s/></text:span><text:span text:style-name="T17_257">część</text:span><text:span text:style-name="T17_258"><text:s/></text:span><text:span text:style-name="T17_259">ich</text:span><text:span text:style-name="T17_260"><text:s/></text:span><text:span text:style-name="T17_261">poglądów</text:span><text:span text:style-name="T17_262"><text:s/></text:span><text:span text:style-name="T17_263">w</text:span><text:span text:style-name="T17_264"><text:s/></text:span><text:span text:style-name="T17_265">danej</text:span><text:span text:style-name="T17_266"><text:s/></text:span><text:span text:style-name="T17_267">sytuacji</text:span><text:span text:style-name="T17_268"><text:s/></text:span><text:span text:style-name="T17_269">wydaje</text:span><text:span text:style-name="T17_270"><text:s/></text:span><text:span text:style-name="T17_271">się</text:span><text:span text:style-name="T17_272"><text:s/></text:span><text:span text:style-name="T17_273">być</text:span><text:span text:style-name="T17_274"><text:s/></text:span><text:span text:style-name="T17_275">słuszna</text:span><text:span text:style-name="T17_276"><text:s/>(</text:span><text:span text:style-name="T17_277">np</text:span><text:span text:style-name="T17_278">.<text:s/></text:span><text:span text:style-name="T17_279">bo</text:span><text:span text:style-name="T17_280"><text:s/></text:span><text:span text:style-name="T17_281">Equestria</text:span><text:span text:style-name="T17_282"><text:s/></text:span><text:span text:style-name="T17_283">i</text:span><text:span text:style-name="T17_284"><text:s/></text:span><text:span text:style-name="T17_285">tak</text:span><text:span text:style-name="T17_286"><text:s/></text:span><text:span text:style-name="T17_287">atakuje</text:span><text:span text:style-name="T17_288"><text:s/></text:span><text:span text:style-name="T17_289">Ziemię</text:span><text:span text:style-name="T17_290">,<text:s/></text:span><text:span text:style-name="T17_291">więc</text:span><text:span text:style-name="T17_292"><text:s/></text:span><text:span text:style-name="T17_293">FOL</text:span><text:span text:style-name="T17_294"><text:s/></text:span><text:span text:style-name="T17_295">ma</text:span><text:span text:style-name="T17_296"><text:s/></text:span><text:span text:style-name="T17_297">solidne</text:span><text:span text:style-name="T17_298"><text:s/></text:span><text:span text:style-name="T17_299">podstawy</text:span><text:span text:style-name="T17_300">,<text:s/></text:span><text:span text:style-name="T17_301">by</text:span><text:span text:style-name="T17_302"><text:s/></text:span><text:span text:style-name="T17_303">działać</text:span><text:span text:style-name="T17_304">),<text:s/></text:span><text:span text:style-name="T17_305">to</text:span><text:span text:style-name="T17_306"><text:s/></text:span><text:span text:style-name="T17_307">i</text:span><text:span text:style-name="T17_308"><text:s/></text:span><text:span text:style-name="T17_309">tak</text:span><text:span text:style-name="T17_310"><text:s/></text:span><text:span text:style-name="T17_311">ich</text:span><text:span text:style-name="T17_312"><text:s/></text:span><text:span text:style-name="T17_313">działania</text:span><text:span text:style-name="T17_314"><text:s/></text:span><text:span text:style-name="T17_315">są</text:span><text:span text:style-name="T17_316"><text:s/></text:span><text:span text:style-name="T17_317">prezentowane</text:span><text:span text:style-name="T17_318"><text:s/></text:span><text:span text:style-name="T17_319">jako</text:span><text:span text:style-name="T17_320"><text:s/></text:span><text:span text:style-name="T17_321">ekstremistyczne</text:span><text:span text:style-name="T17_322">,<text:s/></text:span><text:span text:style-name="T17_323">bo</text:span><text:span text:style-name="T17_324"><text:s/></text:span><text:span text:style-name="T17_325">np</text:span><text:span text:style-name="T17_326">.<text:s/></text:span><text:span text:style-name="T17_327">chcą</text:span><text:span text:style-name="T17_328"><text:s/></text:span><text:span text:style-name="T17_329">zabijania</text:span><text:span text:style-name="T17_330"><text:s/></text:span><text:span text:style-name="T17_331">nawet</text:span><text:span text:style-name="T17_332"><text:s/></text:span><text:span text:style-name="T17_333">tych</text:span><text:span text:style-name="T17_334"><text:s/></text:span><text:span text:style-name="T17_335">kuców</text:span><text:span text:style-name="T17_336">,<text:s/></text:span><text:span text:style-name="T17_337">które</text:span><text:span text:style-name="T17_338"><text:s/></text:span><text:span text:style-name="T17_339">pomagają</text:span><text:span text:style-name="T17_340"><text:s/></text:span><text:span text:style-name="T17_341">ludziom</text:span><text:span text:style-name="T17_342"><text:s/>(</text:span><text:span text:style-name="T17_343">przykłady</text:span><text:span text:style-name="T17_344"><text:s/>–<text:s/>“</text:span><text:span text:style-name="T17_345">The</text:span><text:span text:style-name="T17_346"><text:s/></text:span><text:span text:style-name="T17_347">Other</text:span><text:span text:style-name="T17_348"><text:s/></text:span><text:span text:style-name="T17_349">Side</text:span><text:span text:style-name="T17_350"><text:s/></text:span><text:span text:style-name="T17_351">of</text:span><text:span text:style-name="T17_352"><text:s/></text:span><text:span text:style-name="T17_353">the</text:span><text:span text:style-name="T17_354"><text:s/></text:span><text:span text:style-name="T17_355">Spectrum</text:span><text:span text:style-name="T17_356">”,<text:s/>“</text:span><text:span text:style-name="T17_357">Not</text:span><text:span text:style-name="T17_358"><text:s/></text:span><text:span text:style-name="T17_359">Alone</text:span><text:span text:style-name="T17_360">”).</text:span></text:p>
      <text:p text:style-name="P18"><text:span text:style-name="T18_1">Poza</text:span><text:span text:style-name="T18_2"><text:s/></text:span><text:span text:style-name="T18_3">tymi</text:span><text:span text:style-name="T18_4"><text:s/></text:span><text:span text:style-name="T18_5">dwiema</text:span><text:span text:style-name="T18_6"><text:s/></text:span><text:span text:style-name="T18_7">podstawowymi</text:span><text:span text:style-name="T18_8"><text:s/></text:span><text:span text:style-name="T18_9">organizacjami</text:span><text:span text:style-name="T18_10"><text:s/></text:span><text:span text:style-name="T18_11">czasami</text:span><text:span text:style-name="T18_12"><text:s/></text:span><text:span text:style-name="T18_13">istnieją</text:span><text:span text:style-name="T18_14"><text:s/></text:span><text:span text:style-name="T18_15">poboczne</text:span><text:span text:style-name="T18_16">,<text:s/></text:span><text:span text:style-name="T18_17">np</text:span><text:span text:style-name="T18_18">.<text:s/></text:span><text:span text:style-name="T18_19">Stowarzyszenie</text:span><text:span text:style-name="T18_20"><text:s/></text:span><text:span text:style-name="T18_21">Przetrwania</text:span><text:span text:style-name="T18_22"><text:s/></text:span><text:span text:style-name="T18_23">Ludzkiej</text:span><text:span text:style-name="T18_24"><text:s/></text:span><text:span text:style-name="T18_25">Kultury</text:span><text:span text:style-name="T18_26"><text:s/></text:span><text:span text:style-name="T18_27">czy</text:span><text:span text:style-name="T18_28"><text:s/></text:span><text:span text:style-name="T18_29">Kuce</text:span><text:span text:style-name="T18_30"><text:s/></text:span><text:span text:style-name="T18_31">dla</text:span><text:span text:style-name="T18_32"><text:s/></text:span><text:span text:style-name="T18_33">Ludzi</text:span><text:span text:style-name="T18_34">.<text:s/></text:span><text:span text:style-name="T18_35">Celem</text:span><text:span text:style-name="T18_36"><text:s/></text:span><text:span text:style-name="T18_37">ich</text:span><text:span text:style-name="T18_38"><text:s/></text:span><text:span text:style-name="T18_39">istnienia</text:span><text:span text:style-name="T18_40"><text:s/></text:span><text:span text:style-name="T18_41">jest</text:span><text:span text:style-name="T18_42"><text:s/></text:span><text:span text:style-name="T18_43">zazwyczaj</text:span><text:span text:style-name="T18_44"><text:s/></text:span><text:span text:style-name="T18_45">utworzenie</text:span><text:span text:style-name="T18_46"><text:s/></text:span><text:span text:style-name="T18_47">bardziej</text:span><text:span text:style-name="T18_48"><text:s/></text:span><text:span text:style-name="T18_49">neutralnej</text:span><text:span text:style-name="T18_50"><text:s/></text:span><text:span text:style-name="T18_51">opcji</text:span><text:span text:style-name="T18_52"><text:s/></text:span><text:span text:style-name="T18_53">albo</text:span><text:span text:style-name="T18_54"><text:s/></text:span><text:span text:style-name="T18_55">złagodzenie</text:span><text:span text:style-name="T18_56"><text:s/></text:span><text:span text:style-name="T18_57">negatywnego</text:span><text:span text:style-name="T18_58"><text:s/></text:span><text:span text:style-name="T18_59">wizerunku</text:span><text:span text:style-name="T18_60"><text:s/></text:span><text:span text:style-name="T18_61">któregoś</text:span><text:span text:style-name="T18_62"><text:s/></text:span><text:span text:style-name="T18_63">z</text:span><text:span text:style-name="T18_64"><text:s/></text:span><text:span text:style-name="T18_65">gatunku</text:span><text:span text:style-name="T18_66"><text:s/>–<text:s/></text:span><text:span text:style-name="T18_67">dla</text:span><text:span text:style-name="T18_68"><text:s/></text:span><text:span text:style-name="T18_69">przykładu</text:span><text:span text:style-name="T18_70">,<text:s/></text:span><text:span text:style-name="T18_71">w</text:span><text:span text:style-name="T18_72"><text:s/></text:span><text:span text:style-name="T18_73">fiku</text:span><text:span text:style-name="T18_74"><text:s/>“</text:span><text:span text:style-name="T18_75">The</text:span><text:span text:style-name="T18_76"><text:s/></text:span><text:span text:style-name="T18_77">Other</text:span><text:span text:style-name="T18_78"><text:s/></text:span><text:span text:style-name="T18_79">Side</text:span><text:span text:style-name="T18_80"><text:s/></text:span><text:span text:style-name="T18_81">of</text:span><text:span text:style-name="T18_82"><text:s/></text:span><text:span text:style-name="T18_83">the</text:span><text:span text:style-name="T18_84"><text:s/></text:span><text:span text:style-name="T18_85">Spectrum</text:span><text:span text:style-name="T18_86">”,<text:s/></text:span><text:span text:style-name="T18_87">gdzie</text:span><text:span text:style-name="T18_88"><text:s/></text:span><text:span text:style-name="T18_89">Equestria</text:span><text:span text:style-name="T18_90"><text:s/></text:span><text:span text:style-name="T18_91">prowadzi</text:span><text:span text:style-name="T18_92"><text:s/></text:span><text:span text:style-name="T18_93">wojnę</text:span><text:span text:style-name="T18_94"><text:s/></text:span><text:span text:style-name="T18_95">z</text:span><text:span text:style-name="T18_96"><text:s/></text:span><text:span text:style-name="T18_97">ludzkością</text:span><text:span text:style-name="T18_98">,<text:s/></text:span><text:span text:style-name="T18_99">istnieje</text:span><text:span text:style-name="T18_100"><text:s/></text:span><text:span text:style-name="T18_101">grupa</text:span><text:span text:style-name="T18_102"><text:s/></text:span><text:span text:style-name="T18_103">kuców</text:span><text:span text:style-name="T18_104"><text:s/></text:span><text:span text:style-name="T18_105">współpracujących</text:span><text:span text:style-name="T18_106"><text:s/></text:span><text:span text:style-name="T18_107">z</text:span><text:span text:style-name="T18_108"><text:s/></text:span><text:span text:style-name="T18_109">ludźmi</text:span><text:span text:style-name="T18_110">.</text:span></text:p>
      <text:p text:style-name="P19"/>
      <text:p text:style-name="P20"><text:span text:style-name="T20_1">Ostatnią</text:span><text:span text:style-name="T20_2"><text:s/></text:span><text:span text:style-name="T20_3">ważniejszą</text:span><text:span text:style-name="T20_4"><text:s/></text:span><text:span text:style-name="T20_5">kwestią</text:span><text:span text:style-name="T20_6">,<text:s/></text:span><text:span text:style-name="T20_7">jaką</text:span><text:span text:style-name="T20_8"><text:s/></text:span><text:span text:style-name="T20_9">musi</text:span><text:span text:style-name="T20_10"><text:s/></text:span><text:span text:style-name="T20_11">ustalić</text:span><text:span text:style-name="T20_12"><text:s/></text:span><text:span text:style-name="T20_13">każdy</text:span><text:span text:style-name="T20_14"><text:s/></text:span><text:span text:style-name="T20_15">pisarz</text:span><text:span text:style-name="T20_16"><text:s/></text:span><text:span text:style-name="T20_17">planujący</text:span><text:span text:style-name="T20_18"><text:s/></text:span><text:span text:style-name="T20_19">pisać</text:span><text:span text:style-name="T20_20"><text:s/></text:span><text:span text:style-name="T20_21">w</text:span><text:span text:style-name="T20_22"><text:s/></text:span><text:span text:style-name="T20_23">klimatach</text:span><text:span text:style-name="T20_24"><text:s/></text:span><text:span text:style-name="T20_25">Biur</text:span><text:span text:style-name="T20_26"><text:s/></text:span><text:span text:style-name="T20_27">Adaptacyjnych</text:span><text:span text:style-name="T20_28"><text:s/></text:span><text:span text:style-name="T20_29">we</text:span><text:span text:style-name="T20_30"><text:s/></text:span><text:span text:style-name="T20_31">własnym</text:span><text:span text:style-name="T20_32"><text:s/></text:span><text:span text:style-name="T20_33">uniwersum</text:span><text:span text:style-name="T20_34">,<text:s/></text:span><text:span text:style-name="T20_35">musi</text:span><text:span text:style-name="T20_36"><text:s/></text:span><text:span text:style-name="T20_37">być</text:span><text:span text:style-name="T20_38"><text:s/></text:span><text:span text:style-name="T20_39">konkretny</text:span><text:span text:style-name="T20_40"><text:s/></text:span><text:span text:style-name="T20_41">powód</text:span><text:span text:style-name="T20_42">,<text:s/></text:span><text:span text:style-name="T20_43">dla</text:span><text:span text:style-name="T20_44"><text:s/></text:span><text:span text:style-name="T20_45">którego</text:span><text:span text:style-name="T20_46"><text:s/></text:span><text:span text:style-name="T20_47">ludzie</text:span><text:span text:style-name="T20_48"><text:s/></text:span><text:span text:style-name="T20_49">się</text:span><text:span text:style-name="T20_50"><text:s/></text:span><text:span text:style-name="T20_51">ponifikują</text:span><text:span text:style-name="T20_52">.<text:s/></text:span><text:span text:style-name="T20_53">W</text:span><text:span text:style-name="T20_54"><text:s/></text:span><text:span text:style-name="T20_55">większości</text:span><text:span text:style-name="T20_56"><text:s/></text:span><text:span text:style-name="T20_57">opowiadań</text:span><text:span text:style-name="T20_58"><text:s/></text:span><text:span text:style-name="T20_59">jest</text:span><text:span text:style-name="T20_60"><text:s/></text:span><text:span text:style-name="T20_61">to</text:span><text:span text:style-name="T20_62"><text:s/></text:span><text:span text:style-name="T20_63">pod</text:span><text:span text:style-name="T20_64"><text:s/></text:span><text:span text:style-name="T20_65">mniejszym</text:span><text:span text:style-name="T20_66"><text:s/></text:span><text:span text:style-name="T20_67">lub</text:span><text:span text:style-name="T20_68"><text:s/></text:span><text:span text:style-name="T20_69">większym</text:span><text:span text:style-name="T20_70"><text:s/></text:span><text:span text:style-name="T20_71">przymusem</text:span><text:span text:style-name="T20_72"><text:s/>–<text:s/></text:span><text:span text:style-name="T20_73">ludzkości</text:span><text:span text:style-name="T20_74"><text:s/></text:span><text:span text:style-name="T20_75">grozi</text:span><text:span text:style-name="T20_76"><text:s/></text:span><text:span text:style-name="T20_77">wyginięcie</text:span><text:span text:style-name="T20_78">.<text:s/></text:span><text:span text:style-name="T20_79">Do</text:span><text:span text:style-name="T20_80"><text:s/></text:span><text:span text:style-name="T20_81">ustalenia</text:span><text:span text:style-name="T20_82"><text:s/></text:span><text:span text:style-name="T20_83">jest</text:span><text:span text:style-name="T20_84"><text:s/></text:span><text:span text:style-name="T20_85">powód</text:span><text:span text:style-name="T20_86"><text:s/>–<text:s/></text:span><text:span text:style-name="T20_87">czy</text:span><text:span text:style-name="T20_88"><text:s/></text:span><text:span text:style-name="T20_89">może</text:span><text:span text:style-name="T20_90"><text:s/></text:span><text:span text:style-name="T20_91">zza</text:span><text:span text:style-name="T20_92"><text:s/></text:span><text:span text:style-name="T20_93">Bariery</text:span><text:span text:style-name="T20_94"><text:s/></text:span><text:span text:style-name="T20_95">wycieka</text:span><text:span text:style-name="T20_96"><text:s/></text:span><text:span text:style-name="T20_97">magia</text:span><text:span text:style-name="T20_98">,<text:s/></text:span><text:span text:style-name="T20_99">która</text:span><text:span text:style-name="T20_100"><text:s/></text:span><text:span text:style-name="T20_101">zabija</text:span><text:span text:style-name="T20_102"><text:s/></text:span><text:span text:style-name="T20_103">ludzkie</text:span><text:span text:style-name="T20_104"><text:s/></text:span><text:span text:style-name="T20_105">komórki</text:span><text:span text:style-name="T20_106">?<text:s/></text:span><text:span text:style-name="T20_107">A</text:span><text:span text:style-name="T20_108"><text:s/></text:span><text:span text:style-name="T20_109">może</text:span><text:span text:style-name="T20_110"><text:s/></text:span><text:span text:style-name="T20_111">po</text:span><text:span text:style-name="T20_112"><text:s/></text:span><text:span text:style-name="T20_113">prostu</text:span><text:span text:style-name="T20_114"><text:s/></text:span><text:span text:style-name="T20_115">Bariera</text:span><text:span text:style-name="T20_116"><text:s/></text:span><text:span text:style-name="T20_117">się</text:span><text:span text:style-name="T20_118"><text:s/></text:span><text:span text:style-name="T20_119">ciągle</text:span><text:span text:style-name="T20_120"><text:s/></text:span><text:span text:style-name="T20_121">rozszerza</text:span><text:span text:style-name="T20_122">,<text:s/></text:span><text:span text:style-name="T20_123">niszcząc</text:span><text:span text:style-name="T20_124"><text:s/></text:span><text:span text:style-name="T20_125">ludzką</text:span><text:span text:style-name="T20_126"><text:s/></text:span><text:span text:style-name="T20_127">cywilizację</text:span><text:span text:style-name="T20_128">,<text:s/></text:span><text:span text:style-name="T20_129">i</text:span><text:span text:style-name="T20_130"><text:s/></text:span><text:span text:style-name="T20_131">nie</text:span><text:span text:style-name="T20_132"><text:s/></text:span><text:span text:style-name="T20_133">można</text:span><text:span text:style-name="T20_134"><text:s/></text:span><text:span text:style-name="T20_135">jej</text:span><text:span text:style-name="T20_136"><text:s/></text:span><text:span text:style-name="T20_137">zatrzymać</text:span><text:span text:style-name="T20_138">?<text:s/></text:span><text:span text:style-name="T20_139">Jeśli</text:span><text:span text:style-name="T20_140"><text:s/></text:span><text:span text:style-name="T20_141">to</text:span><text:span text:style-name="T20_142"><text:s/></text:span><text:span text:style-name="T20_143">magia</text:span><text:span text:style-name="T20_144"><text:s/></text:span><text:span text:style-name="T20_145">zabija</text:span><text:span text:style-name="T20_146"><text:s/></text:span><text:span text:style-name="T20_147">ludzi</text:span><text:span text:style-name="T20_148">,<text:s/></text:span><text:span text:style-name="T20_149">to</text:span><text:span text:style-name="T20_150"><text:s/></text:span><text:span text:style-name="T20_151">czy</text:span><text:span text:style-name="T20_152"><text:s/></text:span><text:span text:style-name="T20_153">to</text:span><text:span text:style-name="T20_154"><text:s/></text:span><text:span text:style-name="T20_155">oznacza</text:span><text:span text:style-name="T20_156">,<text:s/></text:span><text:span text:style-name="T20_157">że</text:span><text:span text:style-name="T20_158"><text:s/></text:span><text:span text:style-name="T20_159">np</text:span><text:span text:style-name="T20_160">.<text:s/></text:span><text:span text:style-name="T20_161">przebywanie</text:span><text:span text:style-name="T20_162"><text:s/></text:span><text:span text:style-name="T20_163">w</text:span><text:span text:style-name="T20_164"><text:s/></text:span><text:span text:style-name="T20_165">pobliżu</text:span><text:span text:style-name="T20_166"><text:s/></text:span><text:span text:style-name="T20_167">jednorożców</text:span><text:span text:style-name="T20_168"><text:s/></text:span><text:span text:style-name="T20_169">jest</text:span><text:span text:style-name="T20_170"><text:s/></text:span><text:span text:style-name="T20_171">toksyczne</text:span><text:span text:style-name="T20_172">?<text:s/></text:span><text:span text:style-name="T20_173">I</text:span><text:span text:style-name="T20_174"><text:s/></text:span><text:span text:style-name="T20_175">tak</text:span><text:span text:style-name="T20_176"><text:s/></text:span><text:span text:style-name="T20_177">dalej</text:span><text:span text:style-name="T20_178">.<text:s/></text:span></text:p>
      <text:p text:style-name="P21"/>
      <text:p text:style-name="P22"><text:span text:style-name="T22_1">Już</text:span><text:span text:style-name="T22_2"><text:s/></text:span><text:span text:style-name="T22_3">same</text:span><text:span text:style-name="T22_4"><text:s/></text:span><text:span text:style-name="T22_5">te</text:span><text:span text:style-name="T22_6"><text:s/></text:span><text:span text:style-name="T22_7">cztery</text:span><text:span text:style-name="T22_8"><text:s/></text:span><text:span text:style-name="T22_9">kwestie</text:span><text:span text:style-name="T22_10"><text:s/></text:span><text:span text:style-name="T22_11">potrafią</text:span><text:span text:style-name="T22_12">,<text:s/></text:span><text:span text:style-name="T22_13">w</text:span><text:span text:style-name="T22_14"><text:s/></text:span><text:span text:style-name="T22_15">odpowiednich</text:span><text:span text:style-name="T22_16"><text:s/></text:span><text:span text:style-name="T22_17">kombinacjach</text:span><text:span text:style-name="T22_18">,<text:s/></text:span><text:span text:style-name="T22_19">pozwolić</text:span><text:span text:style-name="T22_20"><text:s/></text:span><text:span text:style-name="T22_21">na</text:span><text:span text:style-name="T22_22"><text:s/></text:span><text:span text:style-name="T22_23">otrzymanie</text:span><text:span text:style-name="T22_24"><text:s/></text:span><text:span text:style-name="T22_25">takiego</text:span><text:span text:style-name="T22_26"><text:s/></text:span><text:span text:style-name="T22_27">nastroju</text:span><text:span text:style-name="T22_28"><text:s/></text:span><text:span text:style-name="T22_29">czy</text:span><text:span text:style-name="T22_30"><text:s/></text:span><text:span text:style-name="T22_31">fabuły</text:span><text:span text:style-name="T22_32">,<text:s/></text:span><text:span text:style-name="T22_33">jakich</text:span><text:span text:style-name="T22_34"><text:s/></text:span><text:span text:style-name="T22_35">wymaga</text:span><text:span text:style-name="T22_36"><text:s/></text:span><text:span text:style-name="T22_37">pisarz</text:span><text:span text:style-name="T22_38">.<text:s/></text:span><text:span text:style-name="T22_39">Świat</text:span><text:span text:style-name="T22_40"><text:s/></text:span><text:span text:style-name="T22_41">Biur</text:span><text:span text:style-name="T22_42"><text:s/></text:span><text:span text:style-name="T22_43">Adaptacyjnych</text:span><text:span text:style-name="T22_44"><text:s/></text:span><text:span text:style-name="T22_45">jest</text:span><text:span text:style-name="T22_46"><text:s/></text:span><text:span text:style-name="T22_47">szeroki</text:span><text:span text:style-name="T22_48"><text:s/></text:span><text:span text:style-name="T22_49">i</text:span><text:span text:style-name="T22_50"><text:s/></text:span><text:span text:style-name="T22_51">wciąż</text:span><text:span text:style-name="T22_52"><text:s/></text:span><text:span text:style-name="T22_53">mało</text:span><text:span text:style-name="T22_54"><text:s/></text:span><text:span text:style-name="T22_55">zbadany</text:span><text:span text:style-name="T22_56"><text:s/>–<text:s/></text:span><text:span text:style-name="T22_57">dla</text:span><text:span text:style-name="T22_58"><text:s/></text:span><text:span text:style-name="T22_59">przykładu</text:span><text:span text:style-name="T22_60">,<text:s/></text:span><text:span text:style-name="T22_61">próbowano</text:span><text:span text:style-name="T22_62"><text:s/></text:span><text:span text:style-name="T22_63">napisać</text:span><text:span text:style-name="T22_64"><text:s/></text:span><text:span text:style-name="T22_65">opowiadania</text:span><text:span text:style-name="T22_66"><text:s/></text:span><text:span text:style-name="T22_67">poświęcone</text:span><text:span text:style-name="T22_68"><text:s/></text:span><text:span text:style-name="T22_69">kucom</text:span><text:span text:style-name="T22_70"><text:s/></text:span><text:span text:style-name="T22_71">wodnym</text:span><text:span text:style-name="T22_72">,<text:s/></text:span><text:span text:style-name="T22_73">ale</text:span><text:span text:style-name="T22_74"><text:s/></text:span><text:span text:style-name="T22_75">zostały</text:span><text:span text:style-name="T22_76"><text:s/></text:span><text:span text:style-name="T22_77">porzucone</text:span><text:span text:style-name="T22_78">.<text:s/></text:span><text:span text:style-name="T22_79">Można</text:span><text:span text:style-name="T22_80"><text:s/></text:span><text:span text:style-name="T22_81">eksperymentować</text:span><text:span text:style-name="T22_82"><text:s/></text:span><text:span text:style-name="T22_83">z</text:span><text:span text:style-name="T22_84"><text:s/></text:span><text:span text:style-name="T22_85">gatunkami</text:span><text:span text:style-name="T22_86">,<text:s/></text:span><text:span text:style-name="T22_87">w</text:span><text:span text:style-name="T22_88"><text:s/></text:span><text:span text:style-name="T22_89">jakie</text:span><text:span text:style-name="T22_90"><text:s/></text:span><text:span text:style-name="T22_91">zmieniają</text:span><text:span text:style-name="T22_92"><text:s/></text:span><text:span text:style-name="T22_93">się</text:span><text:span text:style-name="T22_94"><text:s/></text:span><text:span text:style-name="T22_95">ludzie</text:span><text:span text:style-name="T22_96">,<text:s/></text:span><text:span text:style-name="T22_97">z</text:span><text:span text:style-name="T22_98"><text:s/></text:span><text:span text:style-name="T22_99">Barierą</text:span><text:span text:style-name="T22_100"><text:s/></text:span><text:span text:style-name="T22_101">i</text:span><text:span text:style-name="T22_102"><text:s/></text:span><text:span text:style-name="T22_103">jej</text:span><text:span text:style-name="T22_104"><text:s/></text:span><text:span text:style-name="T22_105">wpływem</text:span><text:span text:style-name="T22_106"><text:s/></text:span><text:span text:style-name="T22_107">na</text:span><text:span text:style-name="T22_108"><text:s/></text:span><text:span text:style-name="T22_109">ludzkie</text:span><text:span text:style-name="T22_110"><text:s/></text:span><text:span text:style-name="T22_111">postawy</text:span><text:span text:style-name="T22_112">,<text:s/></text:span><text:span text:style-name="T22_113">można</text:span><text:span text:style-name="T22_114"><text:s/></text:span><text:span text:style-name="T22_115">zamieszać</text:span><text:span text:style-name="T22_116"><text:s/></text:span><text:span text:style-name="T22_117">w</text:span><text:span text:style-name="T22_118"><text:s/></text:span><text:span text:style-name="T22_119">kotle</text:span><text:span text:style-name="T22_120"><text:s/></text:span><text:span text:style-name="T22_121">ekonomiczno</text:span><text:span text:style-name="T22_122">-</text:span><text:span text:style-name="T22_123">politycznym</text:span><text:span text:style-name="T22_124">,<text:s/></text:span><text:span text:style-name="T22_125">zastanawiać</text:span><text:span text:style-name="T22_126"><text:s/></text:span><text:span text:style-name="T22_127">się</text:span><text:span text:style-name="T22_128">,<text:s/></text:span><text:span text:style-name="T22_129">jak</text:span><text:span text:style-name="T22_130"><text:s/></text:span><text:span text:style-name="T22_131">masowe</text:span><text:span text:style-name="T22_132"><text:s/></text:span><text:span text:style-name="T22_133">konwersje</text:span><text:span text:style-name="T22_134"><text:s/></text:span><text:span text:style-name="T22_135">wpływają</text:span><text:span text:style-name="T22_136"><text:s/></text:span><text:span text:style-name="T22_137">na</text:span><text:span text:style-name="T22_138"><text:s/></text:span><text:span text:style-name="T22_139">samą</text:span><text:span text:style-name="T22_140"><text:s/></text:span><text:span text:style-name="T22_141">Equestrię</text:span><text:span text:style-name="T22_142">…<text:s/></text:span><text:span text:style-name="T22_143">Szwedzki</text:span><text:span text:style-name="T22_144"><text:s/></text:span><text:span text:style-name="T22_145">stół</text:span><text:span text:style-name="T22_146"><text:s/></text:span><text:span text:style-name="T22_147">o</text:span><text:span text:style-name="T22_148"><text:s/></text:span><text:span text:style-name="T22_149">nazwie</text:span><text:span text:style-name="T22_150"><text:s/></text:span><text:span text:style-name="T22_151">TCB</text:span><text:span text:style-name="T22_152"><text:s/></text:span><text:span text:style-name="T22_153">jest</text:span><text:span text:style-name="T22_154"><text:s/></text:span><text:span text:style-name="T22_155">wciąż</text:span><text:span text:style-name="T22_156"><text:s/></text:span><text:span text:style-name="T22_157">pełen</text:span><text:span text:style-name="T22_158"><text:s/></text:span><text:span text:style-name="T22_159">i</text:span><text:span text:style-name="T22_160"><text:s/></text:span><text:span text:style-name="T22_161">można</text:span><text:span text:style-name="T22_162"><text:s/></text:span><text:span text:style-name="T22_163">z</text:span><text:span text:style-name="T22_164"><text:s/></text:span><text:span text:style-name="T22_165">niego</text:span><text:span text:style-name="T22_166"><text:s/></text:span><text:span text:style-name="T22_167">brać</text:span><text:span text:style-name="T22_168"><text:s/></text:span><text:span text:style-name="T22_169">do</text:span><text:span text:style-name="T22_170"><text:s/></text:span><text:span text:style-name="T22_171">woli</text:span><text:span text:style-name="T22_172">.</text:span></text:p>
      <text:p text:style-name="P23"/>
      <text:p text:style-name="P24"/>
      <text:p text:style-name="P25"/>
      <text:p text:style-name="P26"><text:span text:style-name="T26_1"><text:a xlink:type="simple" xlink:href="http://i.imgur.com/ODpjLOO.jpg"><text:span text:style-name="T26_2">http</text:span></text:a></text:span><text:span text:style-name="T26_3"><text:a xlink:type="simple" xlink:href="http://i.imgur.com/ODpjLOO.jpg"><text:span text:style-name="T26_4">://</text:span></text:a></text:span><text:span text:style-name="T26_5"><text:a xlink:type="simple" xlink:href="http://i.imgur.com/ODpjLOO.jpg"><text:span text:style-name="T26_6">i</text:span></text:a></text:span><text:span text:style-name="T26_7"><text:a xlink:type="simple" xlink:href="http://i.imgur.com/ODpjLOO.jpg"><text:span text:style-name="T26_8">.</text:span></text:a></text:span><text:span text:style-name="T26_9"><text:a xlink:type="simple" xlink:href="http://i.imgur.com/ODpjLOO.jpg"><text:span text:style-name="T26_10">imgur</text:span></text:a></text:span><text:span text:style-name="T26_11"><text:a xlink:type="simple" xlink:href="http://i.imgur.com/ODpjLOO.jpg"><text:span text:style-name="T26_12">.</text:span></text:a></text:span><text:span text:style-name="T26_13"><text:a xlink:type="simple" xlink:href="http://i.imgur.com/ODpjLOO.jpg"><text:span text:style-name="T26_14">com</text:span></text:a></text:span><text:span text:style-name="T26_15"><text:a xlink:type="simple" xlink:href="http://i.imgur.com/ODpjLOO.jpg"><text:span text:style-name="T26_16">/</text:span></text:a></text:span><text:span text:style-name="T26_17"><text:a xlink:type="simple" xlink:href="http://i.imgur.com/ODpjLOO.jpg"><text:span text:style-name="T26_18">ODpjLOO</text:span></text:a></text:span><text:span text:style-name="T26_19"><text:a xlink:type="simple" xlink:href="http://i.imgur.com/ODpjLOO.jpg"><text:span text:style-name="T26_20">.</text:span></text:a></text:span><text:span text:style-name="T26_21"><text:a xlink:type="simple" xlink:href="http://i.imgur.com/ODpjLOO.jpg"><text:span text:style-name="T26_22">jpg</text:span></text:a></text:span><text:span text:style-name="T26_23"><text:s/>-<text:s/></text:span><text:span text:style-name="T26_24">na</text:span><text:span text:style-name="T26_25"><text:s/></text:span><text:span text:style-name="T26_26">bannerek</text:span></text:p>
      <text:p text:style-name="P27"><text:span text:style-name="T27_1"><text:a xlink:type="simple" xlink:href="https://derpiboo.ru/1097137?scope=scpe54bffa68b0d4895395df9f2d0741b905a725ff95"><text:span text:style-name="T27_2">https</text:span></text:a></text:span><text:span text:style-name="T27_3"><text:a xlink:type="simple" xlink:href="https://derpiboo.ru/1097137?scope=scpe54bffa68b0d4895395df9f2d0741b905a725ff95"><text:span text:style-name="T27_4">://</text:span></text:a></text:span><text:span text:style-name="T27_5"><text:a xlink:type="simple" xlink:href="https://derpiboo.ru/1097137?scope=scpe54bffa68b0d4895395df9f2d0741b905a725ff95"><text:span text:style-name="T27_6">derpiboo</text:span></text:a></text:span><text:span text:style-name="T27_7"><text:a xlink:type="simple" xlink:href="https://derpiboo.ru/1097137?scope=scpe54bffa68b0d4895395df9f2d0741b905a725ff95"><text:span text:style-name="T27_8">.</text:span></text:a></text:span><text:span text:style-name="T27_9"><text:a xlink:type="simple" xlink:href="https://derpiboo.ru/1097137?scope=scpe54bffa68b0d4895395df9f2d0741b905a725ff95"><text:span text:style-name="T27_10">ru</text:span></text:a></text:span><text:span text:style-name="T27_11"><text:a xlink:type="simple" xlink:href="https://derpiboo.ru/1097137?scope=scpe54bffa68b0d4895395df9f2d0741b905a725ff95"><text:span text:style-name="T27_12">/1097137?</text:span></text:a></text:span><text:span text:style-name="T27_13"><text:a xlink:type="simple" xlink:href="https://derpiboo.ru/1097137?scope=scpe54bffa68b0d4895395df9f2d0741b905a725ff95"><text:span text:style-name="T27_14">scope</text:span></text:a></text:span><text:span text:style-name="T27_15"><text:a xlink:type="simple" xlink:href="https://derpiboo.ru/1097137?scope=scpe54bffa68b0d4895395df9f2d0741b905a725ff95"><text:span text:style-name="T27_16">=</text:span></text:a></text:span><text:span text:style-name="T27_17"><text:a xlink:type="simple" xlink:href="https://derpiboo.ru/1097137?scope=scpe54bffa68b0d4895395df9f2d0741b905a725ff95"><text:span text:style-name="T27_18">scpe</text:span></text:a></text:span><text:span text:style-name="T27_19"><text:a xlink:type="simple" xlink:href="https://derpiboo.ru/1097137?scope=scpe54bffa68b0d4895395df9f2d0741b905a725ff95"><text:span text:style-name="T27_20">54</text:span></text:a></text:span><text:span text:style-name="T27_21"><text:a xlink:type="simple" xlink:href="https://derpiboo.ru/1097137?scope=scpe54bffa68b0d4895395df9f2d0741b905a725ff95"><text:span text:style-name="T27_22">bffa</text:span></text:a></text:span><text:span text:style-name="T27_23"><text:a xlink:type="simple" xlink:href="https://derpiboo.ru/1097137?scope=scpe54bffa68b0d4895395df9f2d0741b905a725ff95"><text:span text:style-name="T27_24">68</text:span></text:a></text:span><text:span text:style-name="T27_25"><text:a xlink:type="simple" xlink:href="https://derpiboo.ru/1097137?scope=scpe54bffa68b0d4895395df9f2d0741b905a725ff95"><text:span text:style-name="T27_26">b</text:span></text:a></text:span><text:span text:style-name="T27_27"><text:a xlink:type="simple" xlink:href="https://derpiboo.ru/1097137?scope=scpe54bffa68b0d4895395df9f2d0741b905a725ff95"><text:span text:style-name="T27_28">0</text:span></text:a></text:span><text:span text:style-name="T27_29"><text:a xlink:type="simple" xlink:href="https://derpiboo.ru/1097137?scope=scpe54bffa68b0d4895395df9f2d0741b905a725ff95"><text:span text:style-name="T27_30">d</text:span></text:a></text:span><text:span text:style-name="T27_31"><text:a xlink:type="simple" xlink:href="https://derpiboo.ru/1097137?scope=scpe54bffa68b0d4895395df9f2d0741b905a725ff95"><text:span text:style-name="T27_32">4895395</text:span></text:a></text:span><text:span text:style-name="T27_33"><text:a xlink:type="simple" xlink:href="https://derpiboo.ru/1097137?scope=scpe54bffa68b0d4895395df9f2d0741b905a725ff95"><text:span text:style-name="T27_34">df</text:span></text:a></text:span><text:span text:style-name="T27_35"><text:a xlink:type="simple" xlink:href="https://derpiboo.ru/1097137?scope=scpe54bffa68b0d4895395df9f2d0741b905a725ff95"><text:span text:style-name="T27_36">9</text:span></text:a></text:span><text:span text:style-name="T27_37"><text:a xlink:type="simple" xlink:href="https://derpiboo.ru/1097137?scope=scpe54bffa68b0d4895395df9f2d0741b905a725ff95"><text:span text:style-name="T27_38">f</text:span></text:a></text:span><text:span text:style-name="T27_39"><text:a xlink:type="simple" xlink:href="https://derpiboo.ru/1097137?scope=scpe54bffa68b0d4895395df9f2d0741b905a725ff95"><text:span text:style-name="T27_40">2</text:span></text:a></text:span><text:span text:style-name="T27_41"><text:a xlink:type="simple" xlink:href="https://derpiboo.ru/1097137?scope=scpe54bffa68b0d4895395df9f2d0741b905a725ff95"><text:span text:style-name="T27_42">d</text:span></text:a></text:span><text:span text:style-name="T27_43"><text:a xlink:type="simple" xlink:href="https://derpiboo.ru/1097137?scope=scpe54bffa68b0d4895395df9f2d0741b905a725ff95"><text:span text:style-name="T27_44">0741</text:span></text:a></text:span><text:span text:style-name="T27_45"><text:a xlink:type="simple" xlink:href="https://derpiboo.ru/1097137?scope=scpe54bffa68b0d4895395df9f2d0741b905a725ff95"><text:span text:style-name="T27_46">b</text:span></text:a></text:span><text:span text:style-name="T27_47"><text:a xlink:type="simple" xlink:href="https://derpiboo.ru/1097137?scope=scpe54bffa68b0d4895395df9f2d0741b905a725ff95"><text:span text:style-name="T27_48">905</text:span></text:a></text:span><text:span text:style-name="T27_49"><text:a xlink:type="simple" xlink:href="https://derpiboo.ru/1097137?scope=scpe54bffa68b0d4895395df9f2d0741b905a725ff95"><text:span text:style-name="T27_50">a</text:span></text:a></text:span><text:span text:style-name="T27_51"><text:a xlink:type="simple" xlink:href="https://derpiboo.ru/1097137?scope=scpe54bffa68b0d4895395df9f2d0741b905a725ff95"><text:span text:style-name="T27_52">725</text:span></text:a></text:span><text:span text:style-name="T27_53"><text:a xlink:type="simple" xlink:href="https://derpiboo.ru/1097137?scope=scpe54bffa68b0d4895395df9f2d0741b905a725ff95"><text:span text:style-name="T27_54">ff</text:span></text:a></text:span><text:span text:style-name="T27_55"><text:a xlink:type="simple" xlink:href="https://derpiboo.ru/1097137?scope=scpe54bffa68b0d4895395df9f2d0741b905a725ff95"><text:span text:style-name="T27_56">95</text:span></text:a></text:span></text:p>
      <text:p text:style-name="P28"><text:span text:style-name="T28_1"><text:a xlink:type="simple" xlink:href="https://derpiboo.ru/279485?scope=scpe54bffa68b0d4895395df9f2d0741b905a725ff95"><text:span text:style-name="T28_2">https</text:span></text:a></text:span><text:span text:style-name="T28_3"><text:a xlink:type="simple" xlink:href="https://derpiboo.ru/279485?scope=scpe54bffa68b0d4895395df9f2d0741b905a725ff95"><text:span text:style-name="T28_4">://</text:span></text:a></text:span><text:span text:style-name="T28_5"><text:a xlink:type="simple" xlink:href="https://derpiboo.ru/279485?scope=scpe54bffa68b0d4895395df9f2d0741b905a725ff95"><text:span text:style-name="T28_6">derpiboo</text:span></text:a></text:span><text:span text:style-name="T28_7"><text:a xlink:type="simple" xlink:href="https://derpiboo.ru/279485?scope=scpe54bffa68b0d4895395df9f2d0741b905a725ff95"><text:span text:style-name="T28_8">.</text:span></text:a></text:span><text:span text:style-name="T28_9"><text:a xlink:type="simple" xlink:href="https://derpiboo.ru/279485?scope=scpe54bffa68b0d4895395df9f2d0741b905a725ff95"><text:span text:style-name="T28_10">ru</text:span></text:a></text:span><text:span text:style-name="T28_11"><text:a xlink:type="simple" xlink:href="https://derpiboo.ru/279485?scope=scpe54bffa68b0d4895395df9f2d0741b905a725ff95"><text:span text:style-name="T28_12">/279485?</text:span></text:a></text:span><text:span text:style-name="T28_13"><text:a xlink:type="simple" xlink:href="https://derpiboo.ru/279485?scope=scpe54bffa68b0d4895395df9f2d0741b905a725ff95"><text:span text:style-name="T28_14">scope</text:span></text:a></text:span><text:span text:style-name="T28_15"><text:a xlink:type="simple" xlink:href="https://derpiboo.ru/279485?scope=scpe54bffa68b0d4895395df9f2d0741b905a725ff95"><text:span text:style-name="T28_16">=</text:span></text:a></text:span><text:span text:style-name="T28_17"><text:a xlink:type="simple" xlink:href="https://derpiboo.ru/279485?scope=scpe54bffa68b0d4895395df9f2d0741b905a725ff95"><text:span text:style-name="T28_18">scpe</text:span></text:a></text:span><text:span text:style-name="T28_19"><text:a xlink:type="simple" xlink:href="https://derpiboo.ru/279485?scope=scpe54bffa68b0d4895395df9f2d0741b905a725ff95"><text:span text:style-name="T28_20">54</text:span></text:a></text:span><text:span text:style-name="T28_21"><text:a xlink:type="simple" xlink:href="https://derpiboo.ru/279485?scope=scpe54bffa68b0d4895395df9f2d0741b905a725ff95"><text:span text:style-name="T28_22">bffa</text:span></text:a></text:span><text:span text:style-name="T28_23"><text:a xlink:type="simple" xlink:href="https://derpiboo.ru/279485?scope=scpe54bffa68b0d4895395df9f2d0741b905a725ff95"><text:span text:style-name="T28_24">68</text:span></text:a></text:span><text:span text:style-name="T28_25"><text:a xlink:type="simple" xlink:href="https://derpiboo.ru/279485?scope=scpe54bffa68b0d4895395df9f2d0741b905a725ff95"><text:span text:style-name="T28_26">b</text:span></text:a></text:span><text:span text:style-name="T28_27"><text:a xlink:type="simple" xlink:href="https://derpiboo.ru/279485?scope=scpe54bffa68b0d4895395df9f2d0741b905a725ff95"><text:span text:style-name="T28_28">0</text:span></text:a></text:span><text:span text:style-name="T28_29"><text:a xlink:type="simple" xlink:href="https://derpiboo.ru/279485?scope=scpe54bffa68b0d4895395df9f2d0741b905a725ff95"><text:span text:style-name="T28_30">d</text:span></text:a></text:span><text:span text:style-name="T28_31"><text:a xlink:type="simple" xlink:href="https://derpiboo.ru/279485?scope=scpe54bffa68b0d4895395df9f2d0741b905a725ff95"><text:span text:style-name="T28_32">4895395</text:span></text:a></text:span><text:span text:style-name="T28_33"><text:a xlink:type="simple" xlink:href="https://derpiboo.ru/279485?scope=scpe54bffa68b0d4895395df9f2d0741b905a725ff95"><text:span text:style-name="T28_34">df</text:span></text:a></text:span><text:span text:style-name="T28_35"><text:a xlink:type="simple" xlink:href="https://derpiboo.ru/279485?scope=scpe54bffa68b0d4895395df9f2d0741b905a725ff95"><text:span text:style-name="T28_36">9</text:span></text:a></text:span><text:span text:style-name="T28_37"><text:a xlink:type="simple" xlink:href="https://derpiboo.ru/279485?scope=scpe54bffa68b0d4895395df9f2d0741b905a725ff95"><text:span text:style-name="T28_38">f</text:span></text:a></text:span><text:span text:style-name="T28_39"><text:a xlink:type="simple" xlink:href="https://derpiboo.ru/279485?scope=scpe54bffa68b0d4895395df9f2d0741b905a725ff95"><text:span text:style-name="T28_40">2</text:span></text:a></text:span><text:span text:style-name="T28_41"><text:a xlink:type="simple" xlink:href="https://derpiboo.ru/279485?scope=scpe54bffa68b0d4895395df9f2d0741b905a725ff95"><text:span text:style-name="T28_42">d</text:span></text:a></text:span><text:span text:style-name="T28_43"><text:a xlink:type="simple" xlink:href="https://derpiboo.ru/279485?scope=scpe54bffa68b0d4895395df9f2d0741b905a725ff95"><text:span text:style-name="T28_44">0741</text:span></text:a></text:span><text:span text:style-name="T28_45"><text:a xlink:type="simple" xlink:href="https://derpiboo.ru/279485?scope=scpe54bffa68b0d4895395df9f2d0741b905a725ff95"><text:span text:style-name="T28_46">b</text:span></text:a></text:span><text:span text:style-name="T28_47"><text:a xlink:type="simple" xlink:href="https://derpiboo.ru/279485?scope=scpe54bffa68b0d4895395df9f2d0741b905a725ff95"><text:span text:style-name="T28_48">905</text:span></text:a></text:span><text:span text:style-name="T28_49"><text:a xlink:type="simple" xlink:href="https://derpiboo.ru/279485?scope=scpe54bffa68b0d4895395df9f2d0741b905a725ff95"><text:span text:style-name="T28_50">a</text:span></text:a></text:span><text:span text:style-name="T28_51"><text:a xlink:type="simple" xlink:href="https://derpiboo.ru/279485?scope=scpe54bffa68b0d4895395df9f2d0741b905a725ff95"><text:span text:style-name="T28_52">725</text:span></text:a></text:span><text:span text:style-name="T28_53"><text:a xlink:type="simple" xlink:href="https://derpiboo.ru/279485?scope=scpe54bffa68b0d4895395df9f2d0741b905a725ff95"><text:span text:style-name="T28_54">ff</text:span></text:a></text:span><text:span text:style-name="T28_55"><text:a xlink:type="simple" xlink:href="https://derpiboo.ru/279485?scope=scpe54bffa68b0d4895395df9f2d0741b905a725ff95"><text:span text:style-name="T28_56">95</text:span></text:a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